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0.96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7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17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ce5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1pt" fo:font-style="normal" fo:font-weight="bold" style:font-name-asian="Liberation Sans1" style:font-size-asian="11pt" style:font-name-complex="Liberation Sans1" style:font-size-complex="11pt"/>
    </style:style>
    <style:style style:name="ce6" style:family="table-cell" style:parent-style-name="Default">
      <style:table-cell-properties fo:background-color="transparent" fo:wrap-option="wrap"/>
      <style:paragraph-properties style:writing-mode="page"/>
      <style:text-properties style:font-name="Liberation Sans1" fo:font-size="11pt" fo:font-style="normal" fo:font-weight="bold" style:font-name-asian="Liberation Sans1" style:font-size-asian="11pt" style:font-name-complex="Liberation Sans1" style:font-size-complex="11pt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1pt" fo:font-style="normal" fo:font-weight="bold" style:font-name-asian="Liberation Sans1" style:font-size-asian="11pt" style:font-name-complex="Liberation Sans1" style:font-size-complex="11pt"/>
    </style:style>
    <style:style style:name="ce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ackground-color="#ffff00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style:font-name="" fo:font-size="11pt" fo:font-weight="normal" style:text-underline-style="none" style:text-underline-color="font-color" fo:font-style="normal"/>
    </style:style>
  </office:automatic-styles>
  <office:body>
    <office:spreadsheet>
      <table:table table:name="RawData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62" table:default-cell-style-name="Default"/>
        <table:table-row table:style-name="ro1">
          <table:table-cell table:style-name="ce5" office:value-type="string" calcext:value-type="string">
            <text:p>blog_id</text:p>
          </table:table-cell>
          <table:table-cell table:style-name="ce6" office:value-type="string" calcext:value-type="string">
            <text:p>Blog / Destination</text:p>
          </table:table-cell>
          <table:table-cell table:style-name="ce7" office:value-type="string" calcext:value-type="string">
            <text:p>Grouping within blog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bucketlistly.blog/posts/best-things-to-do-in-bolz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iesa dei Domenicani - Dominikanerkirch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ountain of Neptu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iesa dei Francescani - Franziskanerkirche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Monumento alla Vittoria - Siegesdenkm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Maretsch - Castel Marec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ced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pe di Siusi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throneandvine.com/discovering-bolzano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acker Moccar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ia dei Portic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o Mercantile - Merkantil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oge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adt Hotel Città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unken bell tower of Cur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delle Er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ountain of Neptu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iesa dei Francescani - Franziskanerkirch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ssner Mountain Museum Firmian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astello Firmiano - Schloss Sigmundskron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office:value-type="string" calcext:value-type="string">
            <text:p><text:span text:style-name="T1">*</text:span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ellerei Bozen - Cantina Bolz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khotel Laur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rdpyramiden Ritten - Piramidi di Terra del Ren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Genesio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anderlog.com/list/itinerary/2775/1-day-bolzano-itinera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wen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entrum Shopping Center Galvan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ssner Mountain Museum Firmia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öwengrube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thiswaytoitaly.com/things-to-do-in-bolzano-italy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entro Storico - Altstad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ssner Mountain Museum Firmian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Castello Firmiano - Schloss Sigmundskr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ppan an der Weinstraße - Appiano sulla Strada del Vi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lcher Estate Delive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ellerei Bozen - Cantina Bolz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ellerei Terlan - Cantina Terlano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myglobalviewpoint.com/dolomites-road-trip-itinerary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eum of Archeology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ldaro (wine tasting)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astenbach Gorge Hike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essner Mountain Museum Firmian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ia dei Portici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rati del Talvera - Talferwiesen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outh Tyrolean Wine Route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mpaccio (Compatsch)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iseralmbahn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ans and Paula Steger Trail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untains Schlern and Sassolungo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anorama Restauran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pe di Siusi Ski Resor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t. Valentin Church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dler Lodge Alp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ceda Ridge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Utia de Puez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lla Pass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nta Cristina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l Raiser cable car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ran Cir Via Ferrata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nt de Pana - Monte Pana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Emilio-Comici-Hütte - Rifugio Emilio Comici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iza da Uridl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eum Gherdëina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rvara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agazuoi Cable Car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nta Croce Sanctuary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lla Ronda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rmentarola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eum Ladin Ursus ladinicus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a Stüa de Michil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otel Ciasa Salares e Ristorante La Siriola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l Alto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ago di Sorapis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univia Faloria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rtina Ski Resort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ortina Historic Center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ofana di Rozes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eo all’Aperto delle 5 Torri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oblacher See - Lago di Dobbiaco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anes-Senes-Braies Nature Park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ss Pordoi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ss Pordoi Cable Ca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nazei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ella Pass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ajolet Towers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adin Museum, Vigo di Fassa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Ghiacciaio della Marmolada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rme Dolomia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ba di Canazei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nta Maddalena Church, Val di Fun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 Martino di Castro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enta Dolomit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al di Non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ourescapeclause.com/things-to-do-in-bolzano-italy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ta Maria Maddalena Church, Bolz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Maretsch - Castel Marecci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Flavon - Haselbur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o Archeologico dell'Alto Adige - Südtiroler Archäologie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delle Erbe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anderlog.com/list/itinerary/2778/4-day-bolzano-itinera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ch Natural Pöz-Odles - Naturpark Puez-Geisler - Parco Naturale Puez-Od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olomit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ncina Trai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 Piero - Antico Abramo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untolditaly.com/episode-128-how-to-spend-5-days-in-south-tyrol-and-the-dolomites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inery Weingut Dona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urg Hocheppan - Castel d'Appiano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chloss Boymont - Castel Boymon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stle Korb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alterer See - Lago di Caldaro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pe di Siusi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ostner Schwaig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essner Mountain Museum Firmian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astello Firmiano - Schloss Sigmundskron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rdpyramiden Ritten - Piramidi di Terra del Ren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chensee - Lago di Resia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thecommonwanderer.com/blog/things-to-do-in-south-tyr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Auronz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sso Tre Croc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i Sorapi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ajolet Towers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ecёda - Monte Seced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nes-Senes-Braies Nature Par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pe di Siusi Ski Res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nte Elm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Frar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Jimm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ia Argentieri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iazza delle Erb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erano – Tirolo chair lift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ia dei Portici, Merano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t. Nicholas Church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appeinerweg Trail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Therme Meran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lpIN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berholz Alpine Hu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beregge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nincor Wine Estate, on South Tyrol’s Strada del Vi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Utia Bioc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z Soreg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umen Museum of Mountain Photograph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ronplatz 2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ssner Mountain Museum Coron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tel Miramonti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jesswandering.com/south-tyrol-and-the-dolomites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atur-Aktiv-Hotel Lam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pe di Sius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non Hut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Tierser Alpl Hütte - Rifugio Alpe di Tir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roßer Rosszah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hlknecht Hütte - Rifugio Molign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ppella di San Maurizio, Garde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alet Gerar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omantic Hotel Rosalpi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. Johann in Ranui - S. Giovanni in Ranu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i Sorapi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Vandelli al Monte Sorapis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charlieswanderings.com/destinations/europe/things-to-do-in-south-tyrol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l Raiser cable car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ecёda - Monte Seced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ran Cir Via Ferr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Frar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isler Alm in the Puez-Odle Nature Par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dolf-Munkel-We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pe di Sius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al di Fun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'Antor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Auronz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e cime in Sexte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ke Missuri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sso Garde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lur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illia, Dobbiac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blacher See - Lago di Dobbiac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stner Schwai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pIN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umen Museum of Mountain Photograph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yrol Castle, Mer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Lebenberg - Castelmonleo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Kastelbell - Castello di Castelbell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chensee - Lago di Res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tel Miramonti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layla.ai/itinerary/s%C3%BCdtir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ogel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Zum Lowen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Forsterbräu Meran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Therme Meran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igi’s Bar and Restaurant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ar Piccolo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stel Flavon - Haselburg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iazza delle Erbe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arkhotel Laurin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ving Room Cocktail Bar Laurin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unker H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Batzenhäusl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seo Scienze Naturali - Naturmuseum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estaurant 1908, Renon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kybar, Renon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dler Lodge Alpe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alvera Park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estaurant zur Kaiserkron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ischbänke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untolditaly.com/best-things-to-do-in-the-dolomites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e Cime di Lavared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rmolada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nque Torr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nte Antelao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ecёda - Monte Seced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i Fedaia - Lech de Feda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i Sorapi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asilica Minore dei Santi Filippo e Giacomo, Corti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àsa de i Pùpe, Corti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rso Italia, Corti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um Ladin Ćiastel de 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. Johann in Ranui - S. Giovanni in Ranu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go di Misurina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ecёda - Monte Seced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ifugio Averau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alga Ciapela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a Valles - Cima Tofana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savoringitaly.com/bolzano-travel-guide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univia Colle-Bolz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Wal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non Cable C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lvera Par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chloss Trauttmansdorff - Castel Trauttmansdorff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azza delle Er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useo Mercantile - Merkantilmuseu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essner Mountain Museum Coron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arer See - Lago di Carezza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paulmarina.com/things-to-do-south-tyrol-italy/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uomo di Bolzano - Bozner Dom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hiesa dei Francescani - Franziskanerkirch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hiesa dei Domenicani - Dominikanerkirche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chloss Maretsch - Castel Mareccio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rcheological Museum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urhau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rg Reifenstein - Castel Tass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osskopf cable car, Vipite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Bruneck - Castello di Brunic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chensee - Lago di Res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agser Wildsee - Lago di Bra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yrol Castle, Meran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el Roncolo - Schloss Runkelstein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Schloss Trauttmansdorff - Castel Trauttmansdorff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ufers Cast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Schenna - Castello di Scen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ösels Cast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Maretsch - Castel Mareccio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Mühlbacher Klause - Chiusa di Rio Pusteri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uine Lichtenberg - Castel Montechiar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uhaus Maultasc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termontan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chloss Boymont - Castel Boymont</text:p>
          </table:table-cell>
          <table:table-cell table:number-columns-repeated="62"/>
        </table:table-row>
        <table:table-row table:style-name="ro1">
          <table:table-cell/>
          <table:table-cell table:style-name="ce8" office:value-type="string" calcext:value-type="string">
            <text:p>Therme Mera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co avventura Dobbiac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kytre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l de Flam adventrue par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chseilgarten Kaltern - Parco Avventura Caldaro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OSMReconciliation" table:style-name="ta2"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54" table:default-cell-style-name="Default"/>
        <table:table-row table:style-name="ro1">
          <table:table-cell table:style-name="ce7" office:value-type="string" calcext:value-type="string">
            <text:p>osm_id</text:p>
          </table:table-cell>
          <table:table-cell table:style-name="ce7" office:value-type="string" calcext:value-type="string">
            <text:p>osm_typ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Rejection reason</text:p>
          </table:table-cell>
          <table:table-cell table:number-columns-repeated="59"/>
        </table:table-row>
        <table:table-row table:style-name="ro1">
          <table:table-cell office:value-type="float" office:value="842133008" calcext:value-type="float">
            <text:p>84213300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Adler Lodge Alpe</text:span></text:p>
          </table:table-cell>
          <table:table-cell table:number-columns-repeated="61"/>
        </table:table-row>
        <table:table-row table:style-name="ro1">
          <table:table-cell office:value-type="float" office:value="9812706285" calcext:value-type="float">
            <text:p>981270628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Adolf-Munkel-Weg</text:span></text:p>
          </table:table-cell>
          <table:table-cell table:style-name="ce9" office:value-type="string" calcext:value-type="string">
            <text:p>Taken single point for the trail where the memorial is, there are 11 lines making up the pa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Alba di Canazei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3205367" calcext:value-type="float">
            <text:p>3205367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Alpe di Siusi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Alpe di Siusi Ski Resort</text:span></text:p>
          </table:table-cell>
          <table:table-cell/>
          <table:table-cell table:style-name="ce9" office:value-type="string" calcext:value-type="string">
            <text:p>Several skiing locations, not possible to differntiate</text:p>
          </table:table-cell>
          <table:table-cell table:number-columns-repeated="59"/>
        </table:table-row>
        <table:table-row table:style-name="ro1">
          <table:table-cell office:value-type="float" office:value="983124134" calcext:value-type="float">
            <text:p>98312413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AlpINN</text:span></text:p>
          </table:table-cell>
          <table:table-cell office:value-type="string" calcext:value-type="string">
            <text:p><text:span text:style-name="T1">AlpiNN Restaurant, Brunico</text:span></text:p>
          </table:table-cell>
          <table:table-cell table:number-columns-repeated="60"/>
        </table:table-row>
        <table:table-row table:style-name="ro1">
          <table:table-cell office:value-type="float" office:value="152266832" calcext:value-type="float">
            <text:p>15226683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Utia de Puez</text:span></text:p>
          </table:table-cell>
          <table:table-cell office:value-type="string" calcext:value-type="string">
            <text:p><text:span text:style-name="T1">Alta Via di Crespëina to Rifugio Puez</text:span></text:p>
          </table:table-cell>
          <table:table-cell table:number-columns-repeated="60"/>
        </table:table-row>
        <table:table-row table:style-name="ro1">
          <table:table-cell office:value-type="float" office:value="47203" calcext:value-type="float">
            <text:p>47203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Eppan an der Weinstraße - Appiano sulla Strada del Vino</text:span></text:p>
          </table:table-cell>
          <table:table-cell table:number-columns-repeated="61"/>
        </table:table-row>
        <table:table-row table:style-name="ro1">
          <table:table-cell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useo Archeologico dell'Alto Adige - Südtiroler Archäologiemuseum</text:span></text:p>
          </table:table-cell>
          <table:table-cell table:number-columns-repeated="61"/>
        </table:table-row>
        <table:table-row table:style-name="ro1">
          <table:table-cell office:value-type="float" office:value="619865887" calcext:value-type="float">
            <text:p>61986588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Armentarola</text:span></text:p>
          </table:table-cell>
          <table:table-cell office:value-type="string" calcext:value-type="string">
            <text:p><text:span text:style-name="T1">Cablecar with 2 stations, only one added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Basilica Minore dei Santi Filippo e Giacomo, Cortina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500004622" calcext:value-type="float">
            <text:p>500004622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Batzenhäusl</text:span></text:p>
          </table:table-cell>
          <table:table-cell table:number-columns-repeated="61"/>
        </table:table-row>
        <table:table-row table:style-name="ro1"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1"/>
        </table:table-row>
        <table:table-row table:style-name="ro1">
          <table:table-cell office:value-type="float" office:value="2141596" calcext:value-type="float">
            <text:p>2141596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Dolomiti di Brenta</text:span></text:p>
          </table:table-cell>
          <table:table-cell office:value-type="string" calcext:value-type="string">
            <text:p><text:span text:style-name="T1">Brenta Dolomites</text:span></text:p>
          </table:table-cell>
          <table:table-cell table:number-columns-repeated="60"/>
        </table:table-row>
        <table:table-row table:style-name="ro1">
          <table:table-cell office:value-type="float" office:value="112513247" calcext:value-type="float">
            <text:p>11251324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chloss Bruneck - Castello di Brunico</text:span></text:p>
          </table:table-cell>
          <table:table-cell table:number-columns-repeated="61"/>
        </table:table-row>
        <table:table-row table:style-name="ro1">
          <table:table-cell office:value-type="float" office:value="11314101288" calcext:value-type="float">
            <text:p>11314101288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Bunker H</text:span></text:p>
          </table:table-cell>
          <table:table-cell office:value-type="string" calcext:value-type="string">
            <text:p><text:span text:style-name="T1">Bunker H, rifugio antiaereo</text:span></text:p>
          </table:table-cell>
          <table:table-cell table:number-columns-repeated="60"/>
        </table:table-row>
        <table:table-row table:style-name="ro1">
          <table:table-cell office:value-type="float" office:value="223530229" calcext:value-type="float">
            <text:p>223530229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Piz Sorega</text:span></text:p>
          </table:table-cell>
          <table:table-cell office:value-type="string" calcext:value-type="string">
            <text:p><text:span text:style-name="T1">cable car to Piz Sorega, taken one of 2 points</text:span></text:p>
          </table:table-cell>
          <table:table-cell table:number-columns-repeated="60"/>
        </table:table-row>
        <table:table-row table:style-name="ro1">
          <table:table-cell office:value-type="float" office:value="321223196" calcext:value-type="float">
            <text:p>321223196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Kronplatz 2000</text:span></text:p>
          </table:table-cell>
          <table:table-cell office:value-type="string" calcext:value-type="string">
            <text:p><text:span text:style-name="T1">cable car to the summit of Kronplatz, taken 1 of 4 points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aldaro (wine tasting)</text:span></text:p>
          </table:table-cell>
          <table:table-cell/>
          <table:table-cell table:style-name="ce9" office:value-type="string" calcext:value-type="string">
            <text:p>At least 3 possible locations</text:p>
          </table:table-cell>
          <table:table-cell table:number-columns-repeated="59"/>
        </table:table-row>
        <table:table-row table:style-name="ro1">
          <table:table-cell office:value-type="float" office:value="2403497008" calcext:value-type="float">
            <text:p>2403497008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Hochseilgarten Kaltern - Parco Avventura Caldaro</text:span></text:p>
          </table:table-cell>
          <table:table-cell office:value-type="string" calcext:value-type="string">
            <text:p><text:span text:style-name="T1">Caldaro adventure park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anazei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5942592985" calcext:value-type="float">
            <text:p>594259298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Kellerei Bozen - Cantina Bolzano</text:span></text:p>
          </table:table-cell>
          <table:table-cell office:value-type="string" calcext:value-type="string">
            <text:p><text:span text:style-name="T1">Cantina Bolzano</text:span></text:p>
          </table:table-cell>
          <table:table-cell table:number-columns-repeated="60"/>
        </table:table-row>
        <table:table-row table:style-name="ro1">
          <table:table-cell office:value-type="float" office:value="51676862" calcext:value-type="float">
            <text:p>5167686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Kellerei Terlan - Cantina Terlano</text:span></text:p>
          </table:table-cell>
          <table:table-cell table:number-columns-repeated="61"/>
        </table:table-row>
        <table:table-row table:style-name="ro1">
          <table:table-cell office:value-type="float" office:value="237016903" calcext:value-type="float">
            <text:p>23701690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appella di San Maurizio, Gardena</text:span></text:p>
          </table:table-cell>
          <table:table-cell table:number-columns-repeated="61"/>
        </table:table-row>
        <table:table-row table:style-name="ro1">
          <table:table-cell office:value-type="float" office:value="2301088436" calcext:value-type="float">
            <text:p>2301088436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astel Flavon - Haselburg</text:span></text:p>
          </table:table-cell>
          <table:table-cell table:number-columns-repeated="61"/>
        </table:table-row>
        <table:table-row table:style-name="ro1">
          <table:table-cell office:value-type="float" office:value="3581774" calcext:value-type="float">
            <text:p>3581774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Burg Hocheppan - Castel d'Appiano</text:span></text:p>
          </table:table-cell>
          <table:table-cell table:number-columns-repeated="61"/>
        </table:table-row>
        <table:table-row table:style-name="ro1">
          <table:table-cell office:value-type="float" office:value="239127026" calcext:value-type="float">
            <text:p>23912702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chloss Maretsch - Castel Mareccio</text:span></text:p>
          </table:table-cell>
          <table:table-cell table:number-columns-repeated="61"/>
        </table:table-row>
        <table:table-row table:style-name="ro1"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1"/>
        </table:table-row>
        <table:table-row table:style-name="ro1">
          <table:table-cell office:value-type="float" office:value="100878076" calcext:value-type="float">
            <text:p>10087807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chloss Kastelbell - Castello di Castelbello</text:span></text:p>
          </table:table-cell>
          <table:table-cell table:number-columns-repeated="61"/>
        </table:table-row>
        <table:table-row table:style-name="ro1">
          <table:table-cell office:value-type="float" office:value="4421947" calcext:value-type="float">
            <text:p>4421947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Schloss Boymont - Castel Boymont</text:span></text:p>
          </table:table-cell>
          <table:table-cell table:number-columns-repeated="61"/>
        </table:table-row>
        <table:table-row table:style-name="ro1">
          <table:table-cell office:value-type="float" office:value="559993374" calcext:value-type="float">
            <text:p>55999337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Ruine Lichtenberg - Castel Montechiaro</text:span></text:p>
          </table:table-cell>
          <table:table-cell table:number-columns-repeated="61"/>
        </table:table-row>
        <table:table-row table:style-name="ro1">
          <table:table-cell office:value-type="float" office:value="373272472" calcext:value-type="float">
            <text:p>373272472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chloss Korb - Castel Corba</text:span></text:p>
          </table:table-cell>
          <table:table-cell table:number-columns-repeated="61"/>
        </table:table-row>
        <table:table-row table:style-name="ro1">
          <table:table-cell office:value-type="float" office:value="152204306" calcext:value-type="float">
            <text:p>15220430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entrum Shopping Center Galvani</text:span></text:p>
          </table:table-cell>
          <table:table-cell table:number-columns-repeated="61"/>
        </table:table-row>
        <table:table-row table:style-name="ro1">
          <table:table-cell office:value-type="float" office:value="356953025" calcext:value-type="float">
            <text:p>35695302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halet Gerard</text:span></text:p>
          </table:table-cell>
          <table:table-cell table:style-name="ce9" office:value-type="string" calcext:value-type="string">
            <text:p>3 instances, one taken</text:p>
          </table:table-cell>
          <table:table-cell table:number-columns-repeated="60"/>
        </table:table-row>
        <table:table-row table:style-name="ro1">
          <table:table-cell office:value-type="float" office:value="118608749" calcext:value-type="float">
            <text:p>11860874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t. Johann in Ranui - S. Giovanni in Ranui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iàsa de i Pùpe, Cortina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99343072" calcext:value-type="float">
            <text:p>9934307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Ra Valles - Cima Tofana</text:span></text:p>
          </table:table-cell>
          <table:table-cell table:number-columns-repeated="61"/>
        </table:table-row>
        <table:table-row table:style-name="ro1">
          <table:table-cell office:value-type="float" office:value="361227677" calcext:value-type="float">
            <text:p>36122767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inque Torri</text:span></text:p>
          </table:table-cell>
          <table:table-cell office:value-type="string" calcext:value-type="string">
            <text:p><text:span text:style-name="T1">Aerialway</text:span></text:p>
          </table:table-cell>
          <table:table-cell table:number-columns-repeated="60"/>
        </table:table-row>
        <table:table-row table:style-name="ro1">
          <table:table-cell office:value-type="float" office:value="224082205" calcext:value-type="float">
            <text:p>22408220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ol Alto</text:span></text:p>
          </table:table-cell>
          <table:table-cell office:value-type="string" calcext:value-type="string">
            <text:p><text:span text:style-name="T1">Aerialway</text:span></text:p>
          </table:table-cell>
          <table:table-cell table:number-columns-repeated="60"/>
        </table:table-row>
        <table:table-row table:style-name="ro1">
          <table:table-cell office:value-type="float" office:value="167238823" calcext:value-type="float">
            <text:p>16723882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ol de Flam adventrue park</text:span></text:p>
          </table:table-cell>
          <table:table-cell table:number-columns-repeated="61"/>
        </table:table-row>
        <table:table-row table:style-name="ro1">
          <table:table-cell office:value-type="float" office:value="527880834" calcext:value-type="float">
            <text:p>52788083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ol Raiser</text:span></text:p>
          </table:table-cell>
          <table:table-cell office:value-type="string" calcext:value-type="string">
            <text:p><text:span text:style-name="T1">Col Raiser cable car</text:span></text:p>
          </table:table-cell>
          <table:table-cell table:number-columns-repeated="60"/>
        </table:table-row>
        <table:table-row table:style-name="ro1">
          <table:table-cell office:value-type="float" office:value="6224130" calcext:value-type="float">
            <text:p>6224130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Compaccio (Compatsch)</text:span></text:p>
          </table:table-cell>
          <table:table-cell table:number-columns-repeated="61"/>
        </table:table-row>
        <table:table-row table:style-name="ro1">
          <table:table-cell office:value-type="float" office:value="24895171" calcext:value-type="float">
            <text:p>2489517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eiseralmbahn</text:span></text:p>
          </table:table-cell>
          <table:table-cell office:value-type="string" calcext:value-type="string">
            <text:p><text:span text:style-name="T1">Compaccio (Compatsch) Cable Car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rso Italia, Cortina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rtina Historic Center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rtina Ski Resort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47252" calcext:value-type="float">
            <text:p>47252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Corvara</text:span></text:p>
          </table:table-cell>
          <table:table-cell table:number-columns-repeated="61"/>
        </table:table-row>
        <table:table-row table:style-name="ro1">
          <table:table-cell office:value-type="float" office:value="8441264653" calcext:value-type="float">
            <text:p>8441264653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Parco avventura Dobbiaco</text:span></text:p>
          </table:table-cell>
          <table:table-cell office:value-type="string" calcext:value-type="string">
            <text:p><text:span text:style-name="T1">Dobbiaco Wood Wonder World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Dolomites</text:span></text:p>
          </table:table-cell>
          <table:table-cell/>
          <table:table-cell office:value-type="string" calcext:value-type="string">
            <text:p>Mostly in Veneto</text:p>
          </table:table-cell>
          <table:table-cell table:number-columns-repeated="59"/>
        </table:table-row>
        <table:table-row table:style-name="ro1">
          <table:table-cell office:value-type="float" office:value="77602813" calcext:value-type="float">
            <text:p>7760281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hiesa dei Domenicani - Dominikanerkirche</text:span></text:p>
          </table:table-cell>
          <table:table-cell office:value-type="string" calcext:value-type="string">
            <text:p><text:span text:style-name="T1">Dominican Church</text:span></text:p>
          </table:table-cell>
          <table:table-cell table:number-columns-repeated="60"/>
        </table:table-row>
        <table:table-row table:style-name="ro1">
          <table:table-cell office:value-type="float" office:value="16134881" calcext:value-type="float">
            <text:p>16134881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Erdpyramiden Ritten - Piramidi di Terra del Renon</text:span></text:p>
          </table:table-cell>
          <table:table-cell table:number-columns-repeated="61"/>
        </table:table-row>
        <table:table-row table:style-name="ro1">
          <table:table-cell office:value-type="float" office:value="606939921" calcext:value-type="float">
            <text:p>60693992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univia Faloria</text:span></text:p>
          </table:table-cell>
          <table:table-cell table:number-columns-repeated="61"/>
        </table:table-row>
        <table:table-row table:style-name="ro1">
          <table:table-cell office:value-type="float" office:value="2460530881" calcext:value-type="float">
            <text:p>246053088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Naturpark Fanes Sennes Prag</text:span></text:p>
          </table:table-cell>
          <table:table-cell table:style-name="ce9" office:value-type="string" calcext:value-type="string">
            <text:p>*More like a tourism information point</text:p>
          </table:table-cell>
          <table:table-cell table:number-columns-repeated="60"/>
        </table:table-row>
        <table:table-row table:style-name="ro1">
          <table:table-cell office:value-type="float" office:value="556364624" calcext:value-type="float">
            <text:p>55636462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ischbänke</text:span></text:p>
          </table:table-cell>
          <table:table-cell table:number-columns-repeated="61"/>
        </table:table-row>
        <table:table-row table:style-name="ro1">
          <table:table-cell office:value-type="float" office:value="10983867478" calcext:value-type="float">
            <text:p>10983867478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lurin</text:span></text:p>
          </table:table-cell>
          <table:table-cell table:number-columns-repeated="61"/>
        </table:table-row>
        <table:table-row table:style-name="ro1">
          <table:table-cell office:value-type="float" office:value="1290741187" calcext:value-type="float">
            <text:p>129074118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Großer Rosszahn</text:span></text:p>
          </table:table-cell>
          <table:table-cell table:number-columns-repeated="61"/>
        </table:table-row>
        <table:table-row table:style-name="ro1">
          <table:table-cell office:value-type="float" office:value="831340661" calcext:value-type="float">
            <text:p>83134066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orsterbräu Meran</text:span></text:p>
          </table:table-cell>
          <table:table-cell table:number-columns-repeated="61"/>
        </table:table-row>
        <table:table-row table:style-name="ro1">
          <table:table-cell office:value-type="float" office:value="2278960580" calcext:value-type="float">
            <text:p>2278960580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ountain of Neptune</text:span></text:p>
          </table:table-cell>
          <table:table-cell table:number-columns-repeated="61"/>
        </table:table-row>
        <table:table-row table:style-name="ro1">
          <table:table-cell office:value-type="float" office:value="164344748" calcext:value-type="float">
            <text:p>16434474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hiesa dei Francescani - Franziskanerkirche</text:span></text:p>
          </table:table-cell>
          <table:table-cell table:number-columns-repeated="61"/>
        </table:table-row>
        <table:table-row table:style-name="ro1">
          <table:table-cell office:value-type="float" office:value="342950166" calcext:value-type="float">
            <text:p>342950166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Kohlerer Seilbahn - Funivia del Colle</text:span></text:p>
          </table:table-cell>
          <table:table-cell table:style-name="ce9" office:value-type="string" calcext:value-type="string">
            <text:p>Funivia Colle-Bolzano, 1 of 4 points</text:p>
          </table:table-cell>
          <table:table-cell table:number-columns-repeated="60"/>
        </table:table-row>
        <table:table-row table:style-name="ro1">
          <table:table-cell office:value-type="float" office:value="121290937" calcext:value-type="float">
            <text:p>12129093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Geisler-Alm - Rifugio delle Odle</text:span></text:p>
          </table:table-cell>
          <table:table-cell office:value-type="string" calcext:value-type="string">
            <text:p><text:span text:style-name="T1">Geisler Alm in the Puez-Odle Nature Park</text:span></text:p>
          </table:table-cell>
          <table:table-cell table:number-columns-repeated="60"/>
        </table:table-row>
        <table:table-row table:style-name="ro1">
          <table:table-cell office:value-type="float" office:value="102329273" calcext:value-type="float">
            <text:p>10232927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Gostner Schwaige</text:span></text:p>
          </table:table-cell>
          <table:table-cell table:number-columns-repeated="61"/>
        </table:table-row>
        <table:table-row table:style-name="ro1">
          <table:table-cell office:value-type="float" office:value="40885478" calcext:value-type="float">
            <text:p>4088547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ountain trail Gran Cir</text:span></text:p>
          </table:table-cell>
          <table:table-cell office:value-type="string" calcext:value-type="string">
            <text:p><text:span text:style-name="T1">Gran Cir Via Ferrata</text:span></text:p>
          </table:table-cell>
          <table:table-cell table:number-columns-repeated="60"/>
        </table:table-row>
        <table:table-row table:style-name="ro1">
          <table:table-cell office:value-type="float" office:value="259022256" calcext:value-type="float">
            <text:p>25902225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Guncina Trail</text:span></text:p>
          </table:table-cell>
          <table:table-cell table:style-name="ce9" office:value-type="string" calcext:value-type="string">
            <text:p>At least 10 linestrings</text:p>
          </table:table-cell>
          <table:table-cell table:number-columns-repeated="60"/>
        </table:table-row>
        <table:table-row table:style-name="ro1">
          <table:table-cell office:value-type="float" office:value="102310879" calcext:value-type="float">
            <text:p>10231087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12A - Hans und Paula Steger Weg - Sentiero Hans e Paula Steger</text:span></text:p>
          </table:table-cell>
          <table:table-cell office:value-type="string" calcext:value-type="string">
            <text:p><text:span text:style-name="T1">Hans and Paula Steger Trail</text:span></text:p>
          </table:table-cell>
          <table:table-cell table:number-columns-repeated="60"/>
        </table:table-row>
        <table:table-row table:style-name="ro1">
          <table:table-cell office:value-type="float" office:value="9088101968" calcext:value-type="float">
            <text:p>9088101968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Centro Storico - Altstadt</text:span></text:p>
          </table:table-cell>
          <table:table-cell table:number-columns-repeated="61"/>
        </table:table-row>
        <table:table-row table:style-name="ro1">
          <table:table-cell office:value-type="float" office:value="300520844" calcext:value-type="float">
            <text:p>30052084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Natur-Aktiv-Hotel Lamm</text:span></text:p>
          </table:table-cell>
          <table:table-cell table:number-columns-repeated="61"/>
        </table:table-row>
        <table:table-row table:style-name="ro1">
          <table:table-cell office:value-type="float" office:value="4244216790" calcext:value-type="float">
            <text:p>4244216790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Hotel Miramonti</text:span></text:p>
          </table:table-cell>
          <table:table-cell table:number-columns-repeated="61"/>
        </table:table-row>
        <table:table-row table:style-name="ro1">
          <table:table-cell office:value-type="float" office:value="9556683081" calcext:value-type="float">
            <text:p>955668308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Romantic Hotel Rosalpina</text:span></text:p>
          </table:table-cell>
          <table:table-cell table:number-columns-repeated="61"/>
        </table:table-row>
        <table:table-row table:style-name="ro1">
          <table:table-cell office:value-type="float" office:value="42108886" calcext:value-type="float">
            <text:p>4210888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Rifugio Jimmy</text:span></text:p>
          </table:table-cell>
          <table:table-cell office:value-type="string" calcext:value-type="string">
            <text:p><text:span text:style-name="T1">JimmiHütte</text:span></text:p>
          </table:table-cell>
          <table:table-cell table:number-columns-repeated="60"/>
        </table:table-row>
        <table:table-row table:style-name="ro1">
          <table:table-cell office:value-type="float" office:value="69323571" calcext:value-type="float">
            <text:p>6932357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Kurhaus</text:span></text:p>
          </table:table-cell>
          <table:table-cell office:value-type="string" calcext:value-type="string">
            <text:p><text:span text:style-name="T1">Kurhause, Merano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 Stüa de Michil</text:span></text:p>
          </table:table-cell>
          <table:table-cell/>
          <table:table-cell table:style-name="ce9" office:value-type="string" calcext:value-type="string">
            <text:p>Restaurant inside hotel la perla, corvara; no osm_id</text:p>
          </table:table-cell>
          <table:table-cell table:number-columns-repeated="59"/>
        </table:table-row>
        <table:table-row table:style-name="ro1">
          <table:table-cell office:value-type="float" office:value="2453992857" calcext:value-type="float">
            <text:p>245399285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useum Ladin Ursus ladinicus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din Museum (Fascia)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3686635068" calcext:value-type="float">
            <text:p>3686635068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useum Ladin Ćiastel de Tor</text:span></text:p>
          </table:table-cell>
          <table:table-cell office:value-type="string" calcext:value-type="string">
            <text:p><text:span text:style-name="T1">NOTE: ursus ladinicus and ciastel del tor could be considered one</text:span>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gazuoi Cable Car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3173990" calcext:value-type="float">
            <text:p>3173990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Lago d'Antorno</text:span></text:p>
          </table:table-cell>
          <table:table-cell table:number-columns-repeated="61"/>
        </table:table-row>
        <table:table-row table:style-name="ro1"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1"/>
        </table:table-row>
        <table:table-row table:style-name="ro1">
          <table:table-cell office:value-type="float" office:value="7633165" calcext:value-type="float">
            <text:p>7633165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Kalterer See - Lago di Caldaro</text:span></text:p>
          </table:table-cell>
          <table:table-cell table:number-columns-repeated="61"/>
        </table:table-row>
        <table:table-row table:style-name="ro1"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1"/>
        </table:table-row>
        <table:table-row table:style-name="ro1">
          <table:table-cell office:value-type="float" office:value="9795244" calcext:value-type="float">
            <text:p>9795244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Toblacher See - Lago di Dobbiaco</text:span></text:p>
          </table:table-cell>
          <table:table-cell table:number-columns-repeated="61"/>
        </table:table-row>
        <table:table-row table:style-name="ro1">
          <table:table-cell office:value-type="float" office:value="15452009" calcext:value-type="float">
            <text:p>1545200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Lago di Fedaia - Lech de Fedaa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go di Misurina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14119655" calcext:value-type="float">
            <text:p>14119655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Reschensee - Lago di Resia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go di Sorapis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ake Missurina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10855612344" calcext:value-type="float">
            <text:p>1085561234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Laurin</text:span></text:p>
          </table:table-cell>
          <table:table-cell office:value-type="string" calcext:value-type="string">
            <text:p><text:span text:style-name="T1">Living Room Cocktail Bar Laurin</text:span></text:p>
          </table:table-cell>
          <table:table-cell table:number-columns-repeated="60"/>
        </table:table-row>
        <table:table-row table:style-name="ro1">
          <table:table-cell office:value-type="float" office:value="12009092577" calcext:value-type="float">
            <text:p>1200909257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Loacker Moccaria</text:span></text:p>
          </table:table-cell>
          <table:table-cell office:value-type="string" calcext:value-type="string">
            <text:p><text:span text:style-name="T1">Loacker Cafe</text:span></text:p>
          </table:table-cell>
          <table:table-cell table:number-columns-repeated="60"/>
        </table:table-row>
        <table:table-row table:style-name="ro1">
          <table:table-cell office:value-type="float" office:value="557944917" calcext:value-type="float">
            <text:p>55794491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Löwengrube</text:span></text:p>
          </table:table-cell>
          <table:table-cell table:number-columns-repeated="61"/>
        </table:table-row>
        <table:table-row table:style-name="ro1">
          <table:table-cell office:value-type="float" office:value="150551160" calcext:value-type="float">
            <text:p>15055116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Lumen Museum of Mountain Photography</text:span></text:p>
          </table:table-cell>
          <table:table-cell table:number-columns-repeated="61"/>
        </table:table-row>
        <table:table-row table:style-name="ro1">
          <table:table-cell office:value-type="float" office:value="97943389" calcext:value-type="float">
            <text:p>9794338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ahlknecht Hütte - Rifugio Molignon</text:span></text:p>
          </table:table-cell>
          <table:table-cell table:number-columns-repeated="61"/>
        </table:table-row>
        <table:table-row table:style-name="ro1">
          <table:table-cell office:value-type="float" office:value="312683469" calcext:value-type="float">
            <text:p>312683469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alga Ciapela</text:span></text:p>
          </table:table-cell>
          <table:table-cell office:value-type="string" calcext:value-type="string">
            <text:p><text:span text:style-name="T1">Malga Ciapela Cable Car</text:span></text:p>
          </table:table-cell>
          <table:table-cell table:number-columns-repeated="60"/>
        </table:table-row>
        <table:table-row table:style-name="ro1">
          <table:table-cell office:value-type="float" office:value="2426731321" calcext:value-type="float">
            <text:p>242673132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anincor Wine Estate, on South Tyrol’s Strada del Vino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Marmolada cable car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2269292" calcext:value-type="float">
            <text:p>2269292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Ghiacciaio della Marmolada</text:span></text:p>
          </table:table-cell>
          <table:table-cell table:number-columns-repeated="61"/>
        </table:table-row>
        <table:table-row table:style-name="ro1">
          <table:table-cell office:value-type="float" office:value="418823736" calcext:value-type="float">
            <text:p>418823736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essellift Meran - Tirol / Seggiovia Merano - Tirolo</text:span></text:p>
          </table:table-cell>
          <table:table-cell office:value-type="string" calcext:value-type="string">
            <text:p><text:span text:style-name="T1">Merano – Tirolo chair lift</text:span></text:p>
          </table:table-cell>
          <table:table-cell table:number-columns-repeated="60"/>
        </table:table-row>
        <table:table-row table:style-name="ro1">
          <table:table-cell office:value-type="float" office:value="2518957272" calcext:value-type="float">
            <text:p>2518957272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useo Mercantile - Merkantilmuseum</text:span></text:p>
          </table:table-cell>
          <table:table-cell table:number-columns-repeated="61"/>
        </table:table-row>
        <table:table-row table:style-name="ro1">
          <table:table-cell office:value-type="float" office:value="362253228" calcext:value-type="float">
            <text:p>36225322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essner Mountain Museum Corones</text:span></text:p>
          </table:table-cell>
          <table:table-cell table:number-columns-repeated="61"/>
        </table:table-row>
        <table:table-row table:style-name="ro1"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Monte Antelao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1434128515" calcext:value-type="float">
            <text:p>143412851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Helm - Monte Elmo</text:span></text:p>
          </table:table-cell>
          <table:table-cell table:number-columns-repeated="61"/>
        </table:table-row>
        <table:table-row table:style-name="ro1">
          <table:table-cell office:value-type="float" office:value="692244449" calcext:value-type="float">
            <text:p>69224444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ont de Pana - Monte Pana</text:span></text:p>
          </table:table-cell>
          <table:table-cell table:number-columns-repeated="61"/>
        </table:table-row>
        <table:table-row table:style-name="ro1">
          <table:table-cell office:value-type="float" office:value="10825181" calcext:value-type="float">
            <text:p>10825181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Schloss Lebenberg - Castelmonleone</text:span></text:p>
          </table:table-cell>
          <table:table-cell table:number-columns-repeated="61"/>
        </table:table-row>
        <table:table-row table:style-name="ro1">
          <table:table-cell office:value-type="float" office:value="888374936" calcext:value-type="float">
            <text:p>88837493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Gruppo del Sassolungo</text:span></text:p>
          </table:table-cell>
          <table:table-cell office:value-type="string" calcext:value-type="string">
            <text:p><text:span text:style-name="T1">Mountains Schlern and Sassolungo</text:span></text:p>
          </table:table-cell>
          <table:table-cell table:number-columns-repeated="60"/>
        </table:table-row>
        <table:table-row table:style-name="ro1">
          <table:table-cell office:value-type="float" office:value="43029974" calcext:value-type="float">
            <text:p>4302997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ühlbacher Klause - Chiusa di Rio Pusteria</text:span></text:p>
          </table:table-cell>
          <table:table-cell table:number-columns-repeated="61"/>
        </table:table-row>
        <table:table-row table:style-name="ro1">
          <table:table-cell office:value-type="float" office:value="112588888" calcext:value-type="float">
            <text:p>11258888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useion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Museo all’Aperto delle 5 Torri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8891086186" calcext:value-type="float">
            <text:p>8891086186</text:p>
          </table:table-cell>
          <table:table-cell/>
          <table:table-cell office:value-type="string" calcext:value-type="string">
            <text:p><text:span text:style-name="T1">Museum Gherdëina</text:span></text:p>
          </table:table-cell>
          <table:table-cell office:value-type="string" calcext:value-type="string">
            <text:p><text:span text:style-name="T1">Museum Gherdëina in Ortisei</text:span></text:p>
          </table:table-cell>
          <table:table-cell table:number-columns-repeated="60"/>
        </table:table-row>
        <table:table-row table:style-name="ro1">
          <table:table-cell office:value-type="float" office:value="51679253" calcext:value-type="float">
            <text:p>5167925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Neuhaus Maultasch</text:span></text:p>
          </table:table-cell>
          <table:table-cell table:number-columns-repeated="61"/>
        </table:table-row>
        <table:table-row table:style-name="ro1">
          <table:table-cell office:value-type="float" office:value="29494632" calcext:value-type="float">
            <text:p>2949463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Obereggen - Oberholz</text:span></text:p>
          </table:table-cell>
          <table:table-cell office:value-type="string" calcext:value-type="string">
            <text:p><text:span text:style-name="T1">Obereggen Cable Car</text:span></text:p>
          </table:table-cell>
          <table:table-cell table:number-columns-repeated="60"/>
        </table:table-row>
        <table:table-row table:style-name="ro1">
          <table:table-cell office:value-type="float" office:value="655228960" calcext:value-type="float">
            <text:p>65522896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Oberholz Hütte</text:span></text:p>
          </table:table-cell>
          <table:table-cell office:value-type="string" calcext:value-type="string">
            <text:p><text:span text:style-name="T1">Oberholz Alpine Hut</text:span></text:p>
          </table:table-cell>
          <table:table-cell table:number-columns-repeated="60"/>
        </table:table-row>
        <table:table-row table:style-name="ro1">
          <table:table-cell office:value-type="float" office:value="97550753" calcext:value-type="float">
            <text:p>9755075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Alpenhotel Panorama</text:span></text:p>
          </table:table-cell>
          <table:table-cell office:value-type="string" calcext:value-type="string">
            <text:p><text:span text:style-name="T1">Panorama Restaurant</text:span></text:p>
          </table:table-cell>
          <table:table-cell table:number-columns-repeated="60"/>
        </table:table-row>
        <table:table-row table:style-name="ro1">
          <table:table-cell office:value-type="float" office:value="1623822124" calcext:value-type="float">
            <text:p>162382212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Passo Gardena</text:span></text:p>
          </table:table-cell>
          <table:table-cell office:value-type="string" calcext:value-type="string">
            <text:p><text:span text:style-name="T1">Ju de Frara - Grödner Joch - Passo Gardena</text:span></text:p>
          </table:table-cell>
          <table:table-cell table:style-name="ce10" office:value-type="string" calcext:value-type="string">
            <text:p><text:span text:style-name="T1">NOTE: Category is mountain_pass=yes, NOT natural=mountain_pass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asso Tre Croci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1"/>
        </table:table-row>
        <table:table-row table:style-name="ro1"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1"/>
        </table:table-row>
        <table:table-row table:style-name="ro1">
          <table:table-cell office:value-type="float" office:value="831340674" calcext:value-type="float">
            <text:p>83134067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Bar Piccolo</text:span></text:p>
          </table:table-cell>
          <table:table-cell table:number-columns-repeated="61"/>
        </table:table-row>
        <table:table-row table:style-name="ro1">
          <table:table-cell office:value-type="float" office:value="3966735015" calcext:value-type="float">
            <text:p>396673501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Piza da Uridl</text:span></text:p>
          </table:table-cell>
          <table:table-cell table:number-columns-repeated="61"/>
        </table:table-row>
        <table:table-row table:style-name="ro1">
          <table:table-cell office:value-type="float" office:value="164433883" calcext:value-type="float">
            <text:p>16443388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Prösels Castle</text:span></text:p>
          </table:table-cell>
          <table:table-cell table:number-columns-repeated="61"/>
        </table:table-row>
        <table:table-row table:style-name="ro1">
          <table:table-cell office:value-type="float" office:value="6060186" calcext:value-type="float">
            <text:p>6060186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Parch Natural Pöz-Odles - Naturpark Puez-Geisler - Parco Naturale Puez-Odle</text:span></text:p>
          </table:table-cell>
          <table:table-cell table:number-columns-repeated="61"/>
        </table:table-row>
        <table:table-row table:style-name="ro1">
          <table:table-cell office:value-type="float" office:value="591413935" calcext:value-type="float">
            <text:p>591413935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Rastenbachklamm - Gola Rio Pausa</text:span></text:p>
          </table:table-cell>
          <table:table-cell office:value-type="string" calcext:value-type="string">
            <text:p><text:span text:style-name="T1">Rastenbach Gorge Hike</text:span></text:p>
          </table:table-cell>
          <table:table-cell office:value-type="string" calcext:value-type="string">
            <text:p><text:span text:style-name="T1">At least 10 linestrings</text:span></text:p>
          </table:table-cell>
          <table:table-cell table:number-columns-repeated="59"/>
        </table:table-row>
        <table:table-row table:style-name="ro1">
          <table:table-cell office:value-type="float" office:value="579971438" calcext:value-type="float">
            <text:p>57997143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Burg Reifenstein - Castel Tasso</text:span></text:p>
          </table:table-cell>
          <table:table-cell table:number-columns-repeated="61"/>
        </table:table-row>
        <table:table-row table:style-name="ro1">
          <table:table-cell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Funivia Renon - Rittner Seilbahn</text:span></text:p>
          </table:table-cell>
          <table:table-cell table:style-name="ce9" office:value-type="string" calcext:value-type="string">
            <text:p>Renon Cable Car, many points, one chosen</text:p>
          </table:table-cell>
          <table:table-cell table:number-columns-repeated="60"/>
        </table:table-row>
        <table:table-row table:style-name="ro1">
          <table:table-cell office:value-type="float" office:value="166706010" calcext:value-type="float">
            <text:p>16670601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Parkhotel Holzner</text:span></text:p>
          </table:table-cell>
          <table:table-cell office:value-type="string" calcext:value-type="string">
            <text:p><text:span text:style-name="T1">Restaurant 1908, Renon</text:span></text:p>
          </table:table-cell>
          <table:table-cell table:number-columns-repeated="60"/>
        </table:table-row>
        <table:table-row table:style-name="ro1">
          <table:table-cell office:value-type="float" office:value="134442351" calcext:value-type="float">
            <text:p>13444235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Parkhotel Laurin</text:span></text:p>
          </table:table-cell>
          <table:table-cell table:number-columns-repeated="61"/>
        </table:table-row>
        <table:table-row table:style-name="ro1">
          <table:table-cell office:value-type="float" office:value="551646739" calcext:value-type="float">
            <text:p>551646739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Restaurant zur Kaiserkron</text:span></text:p>
          </table:table-cell>
          <table:table-cell table:number-columns-repeated="61"/>
        </table:table-row>
        <table:table-row table:style-name="ro1">
          <table:table-cell office:value-type="float" office:value="121839252" calcext:value-type="float">
            <text:p>12183925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ierser Alpl Hütte - Rifugio Alpe di Tires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Rifugio Auronzo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Rifugio Averau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41964731" calcext:value-type="float">
            <text:p>4196473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Emilio-Comici-Hütte - Rifugio Emilio Comici</text:span></text:p>
          </table:table-cell>
          <table:table-cell table:number-columns-repeated="61"/>
        </table:table-row>
        <table:table-row table:style-name="ro1">
          <table:table-cell office:value-type="float" office:value="2749674147" calcext:value-type="float">
            <text:p>274967414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Rifugio Frara</text:span></text:p>
          </table:table-cell>
          <table:table-cell table:number-columns-repeated="61"/>
        </table:table-row>
        <table:table-row table:style-name="ro1">
          <table:table-cell office:value-type="float" office:value="42316314" calcext:value-type="float">
            <text:p>4231631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Rifugio Utia Bioch</text:span></text:p>
          </table:table-cell>
          <table:table-cell office:value-type="string" calcext:value-type="string">
            <text:p><text:span text:style-name="T1">Ütia de Bioch</text:span></text:p>
          </table:table-cell>
          <table:table-cell table:number-columns-repeated="60"/>
        </table:table-row>
        <table:table-row table:style-name="ro1">
          <table:table-cell office:value-type="float" office:value="200789472" calcext:value-type="float">
            <text:p>20078947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Rifugio Vandelli al Monte Sorapis</text:span></text:p>
          </table:table-cell>
          <table:table-cell table:number-columns-repeated="61"/>
        </table:table-row>
        <table:table-row table:style-name="ro1">
          <table:table-cell office:value-type="float" office:value="557788693" calcext:value-type="float">
            <text:p>557788693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Da Piero - Antico Abramo</text:span></text:p>
          </table:table-cell>
          <table:table-cell office:value-type="string" calcext:value-type="string">
            <text:p><text:span text:style-name="T1">Ristorante da Piero – Antico Abramo</text:span></text:p>
          </table:table-cell>
          <table:table-cell table:number-columns-repeated="60"/>
        </table:table-row>
        <table:table-row table:style-name="ro1">
          <table:table-cell office:value-type="float" office:value="2749545381" calcext:value-type="float">
            <text:p>274954538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Hotel Ciasa Salares e Ristorante La Siriola</text:span></text:p>
          </table:table-cell>
          <table:table-cell table:number-columns-repeated="61"/>
        </table:table-row>
        <table:table-row table:style-name="ro1">
          <table:table-cell office:value-type="float" office:value="12160592173" calcext:value-type="float">
            <text:p>12160592173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Rosskopf cable car, Vipiteno</text:span></text:p>
          </table:table-cell>
          <table:table-cell table:number-columns-repeated="61"/>
        </table:table-row>
        <table:table-row table:style-name="ro1">
          <table:table-cell office:value-type="float" office:value="8455122971" calcext:value-type="float">
            <text:p>845512297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an Genesio Cable Car</text:span></text:p>
          </table:table-cell>
          <table:table-cell table:number-columns-repeated="61"/>
        </table:table-row>
        <table:table-row table:style-name="ro1">
          <table:table-cell office:value-type="float" office:value="6668800" calcext:value-type="float">
            <text:p>6668800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San Martino di Castrozza</text:span></text:p>
          </table:table-cell>
          <table:table-cell table:number-columns-repeated="61"/>
        </table:table-row>
        <table:table-row table:style-name="ro1">
          <table:table-cell office:value-type="float" office:value="41877347" calcext:value-type="float">
            <text:p>4187734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non Hut</text:span></text:p>
          </table:table-cell>
          <table:table-cell table:number-columns-repeated="61"/>
        </table:table-row>
        <table:table-row table:style-name="ro1">
          <table:table-cell office:value-type="float" office:value="191109552" calcext:value-type="float">
            <text:p>19110955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nta Cristina</text:span></text:p>
          </table:table-cell>
          <table:table-cell table:number-columns-repeated="61"/>
        </table:table-row>
        <table:table-row table:style-name="ro1">
          <table:table-cell office:value-type="float" office:value="223161029" calcext:value-type="float">
            <text:p>22316102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nta Croce Sanctuary</text:span></text:p>
          </table:table-cell>
          <table:table-cell table:number-columns-repeated="61"/>
        </table:table-row>
        <table:table-row table:style-name="ro1">
          <table:table-cell office:value-type="float" office:value="241142172" calcext:value-type="float">
            <text:p>241142172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nta Maddalena Church, Val di Funes</text:span></text:p>
          </table:table-cell>
          <table:table-cell table:number-columns-repeated="61"/>
        </table:table-row>
        <table:table-row table:style-name="ro1">
          <table:table-cell office:value-type="float" office:value="137323018" calcext:value-type="float">
            <text:p>13732301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nta Maria Maddalena Church, Bolzano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ass Pordoi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4702284" calcext:value-type="float">
            <text:p>470228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ass Pordoi Cable Car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59075540" calcext:value-type="float">
            <text:p>5907554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chloss Schenna - Castello di Scena</text:span></text:p>
          </table:table-cell>
          <table:table-cell table:number-columns-repeated="61"/>
        </table:table-row>
        <table:table-row table:style-name="ro1">
          <table:table-cell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ecёda - Monte Seceda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eceda Ridge</text:span></text:p>
          </table:table-cell>
          <table:table-cell/>
          <table:table-cell table:style-name="ce9" office:value-type="string" calcext:value-type="string">
            <text:p>Consider part of Seceda? Nothing in OSM for the trail/hike</text:p>
          </table:table-cell>
          <table:table-cell table:number-columns-repeated="59"/>
        </table:table-row>
        <table:table-row table:style-name="ro1">
          <table:table-cell office:value-type="float" office:value="272338771" calcext:value-type="float">
            <text:p>27233877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ella Pass</text:span></text:p>
          </table:table-cell>
          <table:table-cell table:number-columns-repeated="61"/>
        </table:table-row>
        <table:table-row table:style-name="ro1">
          <table:table-cell office:value-type="float" office:value="10727394" calcext:value-type="float">
            <text:p>10727394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Sella Ronda</text:span></text:p>
          </table:table-cell>
          <table:table-cell table:style-name="ce10" office:value-type="string" calcext:value-type="string">
            <text:p><text:span text:style-name="T1">NOTE: landuse wintersports, might not be available with current lgd ontology</text:span></text:p>
          </table:table-cell>
          <table:table-cell table:number-columns-repeated="60"/>
        </table:table-row>
        <table:table-row table:style-name="ro1">
          <table:table-cell office:value-type="float" office:value="2755811424" calcext:value-type="float">
            <text:p>2755811424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igi’s Bar and Restaurant</text:span></text:p>
          </table:table-cell>
          <table:table-cell table:number-columns-repeated="61"/>
        </table:table-row>
        <table:table-row table:style-name="ro1">
          <table:table-cell office:value-type="float" office:value="144820338" calcext:value-type="float">
            <text:p>14482033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Castello Firmiano - Schloss Sigmundskron</text:span></text:p>
          </table:table-cell>
          <table:table-cell table:number-columns-repeated="61"/>
        </table:table-row>
        <table:table-row table:style-name="ro1">
          <table:table-cell office:value-type="float" office:value="9235196671" calcext:value-type="float">
            <text:p>9235196671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kybar, Renon</text:span></text:p>
          </table:table-cell>
          <table:table-cell table:number-columns-repeated="61"/>
        </table:table-row>
        <table:table-row table:style-name="ro1">
          <table:table-cell office:value-type="float" office:value="299856749" calcext:value-type="float">
            <text:p>29985674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kytrek</text:span></text:p>
          </table:table-cell>
          <table:table-cell table:number-columns-repeated="61"/>
        </table:table-row>
        <table:table-row table:style-name="ro1">
          <table:table-cell office:value-type="float" office:value="4728979210" calcext:value-type="float">
            <text:p>4728979210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Museo Scienze Naturali - Naturmuseum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outh Tyrolean Wine Route</text:span></text:p>
          </table:table-cell>
          <table:table-cell/>
          <table:table-cell table:style-name="ce9" office:value-type="string" calcext:value-type="string">
            <text:p>Too many roads have this denomination</text:p>
          </table:table-cell>
          <table:table-cell table:number-columns-repeated="59"/>
        </table:table-row>
        <table:table-row table:style-name="ro1">
          <table:table-cell office:value-type="float" office:value="69315539" calcext:value-type="float">
            <text:p>6931553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t. Nicholas Church</text:span></text:p>
          </table:table-cell>
          <table:table-cell table:number-columns-repeated="61"/>
        </table:table-row>
        <table:table-row table:style-name="ro1">
          <table:table-cell office:value-type="float" office:value="211751830" calcext:value-type="float">
            <text:p>21175183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t. Valentin Church</text:span></text:p>
          </table:table-cell>
          <table:table-cell table:number-columns-repeated="61"/>
        </table:table-row>
        <table:table-row table:style-name="ro1">
          <table:table-cell office:value-type="float" office:value="557779543" calcext:value-type="float">
            <text:p>557779543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Stadt Hotel Città</text:span></text:p>
          </table:table-cell>
          <table:table-cell table:number-columns-repeated="61"/>
        </table:table-row>
        <table:table-row table:style-name="ro1">
          <table:table-cell office:value-type="float" office:value="161305571" calcext:value-type="float">
            <text:p>16130557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unken bell tower of Curon</text:span></text:p>
          </table:table-cell>
          <table:table-cell table:number-columns-repeated="61"/>
        </table:table-row>
        <table:table-row table:style-name="ro1">
          <table:table-cell office:value-type="float" office:value="412821" calcext:value-type="float">
            <text:p>412821</text:p>
          </table:table-cell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Prati del Talvera - Talferwiesen</text:span></text:p>
          </table:table-cell>
          <table:table-cell table:number-columns-repeated="61"/>
        </table:table-row>
        <table:table-row table:style-name="ro1">
          <table:table-cell office:value-type="float" office:value="343906867" calcext:value-type="float">
            <text:p>34390686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appeinerweg Trail</text:span></text:p>
          </table:table-cell>
          <table:table-cell table:style-name="ce9" office:value-type="string" calcext:value-type="string">
            <text:p>One of many linestrings</text:p>
          </table:table-cell>
          <table:table-cell table:number-columns-repeated="60"/>
        </table:table-row>
        <table:table-row table:style-name="ro1">
          <table:table-cell office:value-type="float" office:value="125147364" calcext:value-type="float">
            <text:p>125147364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aufers Castle</text:span></text:p>
          </table:table-cell>
          <table:table-cell table:number-columns-repeated="61"/>
        </table:table-row>
        <table:table-row table:style-name="ro1">
          <table:table-cell office:value-type="float" office:value="58149407" calcext:value-type="float">
            <text:p>5814940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erme Dolomia</text:span></text:p>
          </table:table-cell>
          <table:table-cell table:number-columns-repeated="61"/>
        </table:table-row>
        <table:table-row table:style-name="ro1">
          <table:table-cell office:value-type="float" office:value="1297402270" calcext:value-type="float">
            <text:p>129740227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herme Meran</text:span></text:p>
          </table:table-cell>
          <table:table-cell table:number-columns-repeated="61"/>
        </table:table-row>
        <table:table-row table:style-name="ro1">
          <table:table-cell office:value-type="float" office:value="236276410" calcext:value-type="float">
            <text:p>236276410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illia, Dobbiaco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ofana di Rozes</text:span></text:p>
          </table:table-cell>
          <table:table-cell/>
          <table:table-cell office:value-type="string" calcext:value-type="string">
            <text:p>Veneto</text:p>
          </table:table-cell>
          <table:table-cell table:number-columns-repeated="59"/>
        </table:table-row>
        <table:table-row table:style-name="ro1">
          <table:table-cell office:value-type="float" office:value="235586193" calcext:value-type="float">
            <text:p>23558619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Schloss Trauttmansdorff - Castel Trauttmansdorff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re Cime di Lavaredo</text:span></text:p>
          </table:table-cell>
          <table:table-cell/>
          <table:table-cell table:style-name="ce10" office:value-type="string" calcext:value-type="string">
            <text:p><text:span text:style-name="T1">NOTE: bare_rock, which is not part of lgd. Add it?</text:span></text:p>
          </table:table-cell>
          <table:table-cell table:number-columns-repeated="59"/>
        </table:table-row>
        <table:table-row table:style-name="ro1">
          <table:table-cell office:value-type="float" office:value="7761714495" calcext:value-type="float">
            <text:p>7761714495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Tre cime in Sexten Cable Car</text:span></text:p>
          </table:table-cell>
          <table:table-cell table:number-columns-repeated="61"/>
        </table:table-row>
        <table:table-row table:style-name="ro1">
          <table:table-cell office:value-type="float" office:value="165353429" calcext:value-type="float">
            <text:p>165353429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wenty Shopping Center</text:span></text:p>
          </table:table-cell>
          <table:table-cell table:number-columns-repeated="61"/>
        </table:table-row>
        <table:table-row table:style-name="ro1">
          <table:table-cell office:value-type="float" office:value="33094226" calcext:value-type="float">
            <text:p>3309422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Tyrol Castle, Merano</text:span></text:p>
          </table:table-cell>
          <table:table-cell table:number-columns-repeated="61"/>
        </table:table-row>
        <table:table-row table:style-name="ro1">
          <table:table-cell office:value-type="float" office:value="734956527" calcext:value-type="float">
            <text:p>734956527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Untermontani</text:span></text:p>
          </table:table-cell>
          <table:table-cell table:number-columns-repeated="61"/>
        </table:table-row>
        <table:table-row table:style-name="ro1">
          <table:table-cell office:value-type="float" office:value="764655793" calcext:value-type="float">
            <text:p>76465579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Vajolet Towers</text:span></text:p>
          </table:table-cell>
          <table:table-cell table:style-name="ce10" office:value-type="string" calcext:value-type="string">
            <text:p><text:span text:style-name="T1">NOTE: v=mountain_range, which natural does not contain</text:span></text:p>
          </table:table-cell>
          <table:table-cell table:number-columns-repeated="60"/>
        </table:table-row>
        <table:table-row table:style-name="ro1">
          <table:table-cell office:value-type="float" office:value="386054113" calcext:value-type="float">
            <text:p>386054113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Val di Funes</text:span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Val di Non</text:span></text:p>
          </table:table-cell>
          <table:table-cell/>
          <table:table-cell office:value-type="string" calcext:value-type="string">
            <text:p>Trentino</text:p>
          </table:table-cell>
          <table:table-cell table:number-columns-repeated="59"/>
        </table:table-row>
        <table:table-row table:style-name="ro1">
          <table:table-cell office:value-type="float" office:value="30336158" calcext:value-type="float">
            <text:p>30336158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Via Argentieri - Silbergasse</text:span></text:p>
          </table:table-cell>
          <table:table-cell table:number-columns-repeated="61"/>
        </table:table-row>
        <table:table-row table:style-name="ro1">
          <table:table-cell office:value-type="float" office:value="25906386" calcext:value-type="float">
            <text:p>25906386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Via dei Portici - Laubengasse</text:span></text:p>
          </table:table-cell>
          <table:table-cell table:number-columns-repeated="61"/>
        </table:table-row>
        <table:table-row table:style-name="ro1">
          <table:table-cell office:value-type="float" office:value="23594307" calcext:value-type="float">
            <text:p>23594307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Via Portici, Merano</text:span></text:p>
          </table:table-cell>
          <table:table-cell table:number-columns-repeated="61"/>
        </table:table-row>
        <table:table-row table:style-name="ro1">
          <table:table-cell office:value-type="float" office:value="161773745" calcext:value-type="float">
            <text:p>161773745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Monumento alla Vittoria - Siegesdenkmal</text:span></text:p>
          </table:table-cell>
          <table:table-cell table:number-columns-repeated="61"/>
        </table:table-row>
        <table:table-row table:style-name="ro1">
          <table:table-cell office:value-type="float" office:value="500004619" calcext:value-type="float">
            <text:p>500004619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Vogele</text:span></text:p>
          </table:table-cell>
          <table:table-cell table:number-columns-repeated="61"/>
        </table:table-row>
        <table:table-row table:style-name="ro1">
          <table:table-cell office:value-type="float" office:value="282460231" calcext:value-type="float">
            <text:p>282460231</text:p>
          </table:table-cell>
          <table:table-cell office:value-type="string" calcext:value-type="string">
            <text:p><text:span text:style-name="T1">W</text:span></text:p>
          </table:table-cell>
          <table:table-cell office:value-type="string" calcext:value-type="string">
            <text:p><text:span text:style-name="T1">Walcher Estate Delivery</text:span></text:p>
          </table:table-cell>
          <table:table-cell table:number-columns-repeated="61"/>
        </table:table-row>
        <table:table-row table:style-name="ro1">
          <table:table-cell office:value-type="float" office:value="6028416532" calcext:value-type="float">
            <text:p>6028416532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Winery Weingut Dona</text:span></text:p>
          </table:table-cell>
          <table:table-cell table:number-columns-repeated="61"/>
        </table:table-row>
        <table:table-row table:style-name="ro1">
          <table:table-cell office:value-type="float" office:value="768139533" calcext:value-type="float">
            <text:p>768139533</text:p>
          </table:table-cell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Zum Lowen</text:span></text:p>
          </table:table-cell>
          <table:table-cell table:number-columns-repeated="61"/>
        </table:table-row>
        <table:table-row table:style-name="ro1" table:number-rows-repeated="112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6" table:number-rows-repeated="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logToResourceID" table:style-name="ta3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row table:style-name="ro7">
          <table:table-cell office:value-type="string" calcext:value-type="string">
            <text:p><text:span text:style-name="T1">resource_id</text:span></text:p>
          </table:table-cell>
          <table:table-cell office:value-type="string" calcext:value-type="string">
            <text:p>description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ttps://www.bucketlistly.blog/posts/best-things-to-do-in-bolzano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tps://throneandvine.com/discovering-bolzano/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ttps://wanderlog.com/list/itinerary/2775/1-day-bolzano-itinerary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ttps://thiswaytoitaly.com/things-to-do-in-bolzano-italy/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https://www.myglobalviewpoint.com/dolomites-road-trip-itinerary/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https://www.ourescapeclause.com/things-to-do-in-bolzano-italy/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https://wanderlog.com/list/itinerary/2778/4-day-bolzano-itinerary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https://untolditaly.com/episode-128-how-to-spend-5-days-in-south-tyrol-and-the-dolomites/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https://untolditaly.com/episode-128-how-to-spend-5-days-in-south-tyrol-and-the-dolomites/</text:p>
          </table:table-cell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ttps://untolditaly.com/episode-128-how-to-spend-5-days-in-south-tyrol-and-the-dolomites/</text:p>
          </table:table-cell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https://www.thecommonwanderer.com/blog/things-to-do-in-south-tyrol</text:p>
          </table:table-cell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https://www.thecommonwanderer.com/blog/things-to-do-in-south-tyrol</text:p>
          </table:table-cell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https://www.thecommonwanderer.com/blog/things-to-do-in-south-tyrol</text:p>
          </table:table-cell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s://www.thecommonwanderer.com/blog/things-to-do-in-south-tyrol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https://jesswandering.com/south-tyrol-and-the-dolomites/</text:p>
          </table:table-cell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https://charlieswanderings.com/destinations/europe/things-to-do-in-south-tyrol/</text:p>
          </table:table-cell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https://layla.ai/itinerary/s%C3%BCdtirol</text:p>
          </table:table-cell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https://layla.ai/itinerary/s%C3%BCdtirol</text:p>
          </table:table-cell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https://layla.ai/itinerary/s%C3%BCdtirol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https://layla.ai/itinerary/s%C3%BCdtirol</text:p>
          </table:table-cell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https://layla.ai/itinerary/s%C3%BCdtirol</text:p>
          </table:table-cell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https://untolditaly.com/best-things-to-do-in-the-dolomites/</text:p>
          </table:table-cell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https://www.savoringitaly.com/bolzano-travel-guide/</text:p>
          </table:table-cell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https://paulmarina.com/things-to-do-south-tyrol-italy/</text:p>
          </table:table-cell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https://paulmarina.com/things-to-do-south-tyrol-italy/</text:p>
          </table:table-cell>
        </table:table-row>
        <table:table-row table:style-name="ro8" table:number-rows-repeated="1048543">
          <table:table-cell table:number-columns-repeated="2"/>
        </table:table-row>
        <table:table-row table:style-name="ro8">
          <table:table-cell table:number-columns-repeated="2"/>
        </table:table-row>
      </table:table>
      <table:table table:name="FinalInput" table:style-name="ta4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56" table:default-cell-style-name="Default"/>
        <table:table-row table:style-name="ro5">
          <table:table-cell office:value-type="string" calcext:value-type="string">
            <text:p><text:span text:style-name="T1">id</text:span></text:p>
          </table:table-cell>
          <table:table-cell office:value-type="string" calcext:value-type="string">
            <text:p><text:span text:style-name="T1">resource_id</text:span></text:p>
          </table:table-cell>
          <table:table-cell office:value-type="string" calcext:value-type="string">
            <text:p><text:span text:style-name="T1">osm_id</text:span></text:p>
          </table:table-cell>
          <table:table-cell office:value-type="string" calcext:value-type="string">
            <text:p><text:span text:style-name="T1">name</text:span></text:p>
          </table:table-cell>
          <table:table-cell table:number-columns-repeated="60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602813" calcext:value-type="float">
            <text:p>77602813</text:p>
          </table:table-cell>
          <table:table-cell office:value-type="string" calcext:value-type="string">
            <text:p><text:span text:style-name="T1">Chiesa dei Domenicani - Dominikanerkirche</text:span></text:p>
          </table:table-cell>
          <table:table-cell table:number-columns-repeated="6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78960580" calcext:value-type="float">
            <text:p>2278960580</text:p>
          </table:table-cell>
          <table:table-cell office:value-type="string" calcext:value-type="string">
            <text:p><text:span text:style-name="T1">Fountain of Neptune</text:span></text:p>
          </table:table-cell>
          <table:table-cell table:number-columns-repeated="60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4344748" calcext:value-type="float">
            <text:p>164344748</text:p>
          </table:table-cell>
          <table:table-cell office:value-type="string" calcext:value-type="string">
            <text:p><text:span text:style-name="T1">Chiesa dei Francescani - Franziskanerkirche</text:span>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1773745" calcext:value-type="float">
            <text:p>161773745</text:p>
          </table:table-cell>
          <table:table-cell office:value-type="string" calcext:value-type="string">
            <text:p><text:span text:style-name="T1">Monumento alla Vittoria - Siegesdenkmal</text:span></text:p>
          </table:table-cell>
          <table:table-cell table:number-columns-repeated="6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9127026" calcext:value-type="float">
            <text:p>239127026</text:p>
          </table:table-cell>
          <table:table-cell office:value-type="string" calcext:value-type="string">
            <text:p><text:span text:style-name="T1">Schloss Maretsch - Castel Mareccio</text:span></text:p>
          </table:table-cell>
          <table:table-cell table:number-columns-repeated="6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Seceda</text:span></text:p>
          </table:table-cell>
          <table:table-cell table:number-columns-repeated="60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205367" calcext:value-type="float">
            <text:p>3205367</text:p>
          </table:table-cell>
          <table:table-cell office:value-type="string" calcext:value-type="string">
            <text:p><text:span text:style-name="T1">Alpe di Siusi</text:span></text:p>
          </table:table-cell>
          <table:table-cell table:number-columns-repeated="6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009092577" calcext:value-type="float">
            <text:p>12009092577</text:p>
          </table:table-cell>
          <table:table-cell office:value-type="string" calcext:value-type="string">
            <text:p><text:span text:style-name="T1">Loacker Moccaria</text:span></text:p>
          </table:table-cell>
          <table:table-cell table:number-columns-repeated="60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5906386" calcext:value-type="float">
            <text:p>25906386</text:p>
          </table:table-cell>
          <table:table-cell office:value-type="string" calcext:value-type="string">
            <text:p><text:span text:style-name="T1">Via dei Portici</text:span></text:p>
          </table:table-cell>
          <table:table-cell table:number-columns-repeated="60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18957272" calcext:value-type="float">
            <text:p>2518957272</text:p>
          </table:table-cell>
          <table:table-cell office:value-type="string" calcext:value-type="string">
            <text:p><text:span text:style-name="T1">Museo Mercantile - Merkantilmuseum</text:span></text:p>
          </table:table-cell>
          <table:table-cell table:number-columns-repeated="60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004619" calcext:value-type="float">
            <text:p>500004619</text:p>
          </table:table-cell>
          <table:table-cell office:value-type="string" calcext:value-type="string">
            <text:p><text:span text:style-name="T1">Vogele</text:span></text:p>
          </table:table-cell>
          <table:table-cell table:number-columns-repeated="60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57779543" calcext:value-type="float">
            <text:p>557779543</text:p>
          </table:table-cell>
          <table:table-cell office:value-type="string" calcext:value-type="string">
            <text:p><text:span text:style-name="T1">Stadt Hotel Città</text:span></text:p>
          </table:table-cell>
          <table:table-cell table:number-columns-repeated="60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1305571" calcext:value-type="float">
            <text:p>161305571</text:p>
          </table:table-cell>
          <table:table-cell office:value-type="string" calcext:value-type="string">
            <text:p><text:span text:style-name="T1">Sunken bell tower of Curon</text:span></text:p>
          </table:table-cell>
          <table:table-cell table:number-columns-repeated="60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0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78960580" calcext:value-type="float">
            <text:p>2278960580</text:p>
          </table:table-cell>
          <table:table-cell office:value-type="string" calcext:value-type="string">
            <text:p><text:span text:style-name="T1">Fountain of Neptune</text:span></text:p>
          </table:table-cell>
          <table:table-cell table:number-columns-repeated="6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4344748" calcext:value-type="float">
            <text:p>164344748</text:p>
          </table:table-cell>
          <table:table-cell office:value-type="string" calcext:value-type="string">
            <text:p><text:span text:style-name="T1">Chiesa dei Francescani - Franziskanerkirche</text:span></text:p>
          </table:table-cell>
          <table:table-cell table:number-columns-repeated="60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0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4820338" calcext:value-type="float">
            <text:p>144820338</text:p>
          </table:table-cell>
          <table:table-cell office:value-type="string" calcext:value-type="string">
            <text:p><text:span text:style-name="T1">Castello Firmiano - Schloss Sigmundskron</text:span></text:p>
          </table:table-cell>
          <table:table-cell table:number-columns-repeated="60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942592985" calcext:value-type="float">
            <text:p>5942592985</text:p>
          </table:table-cell>
          <table:table-cell office:value-type="string" calcext:value-type="string">
            <text:p><text:span text:style-name="T1">Kellerei Bozen - Cantina Bolzano</text:span></text:p>
          </table:table-cell>
          <table:table-cell table:number-columns-repeated="60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4442351" calcext:value-type="float">
            <text:p>134442351</text:p>
          </table:table-cell>
          <table:table-cell office:value-type="string" calcext:value-type="string">
            <text:p><text:span text:style-name="T1">Parkhotel Laurin</text:span></text:p>
          </table:table-cell>
          <table:table-cell table:number-columns-repeated="60"/>
        </table:table-row>
        <table:table-row table:style-name="ro9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134881" calcext:value-type="float">
            <text:p>16134881</text:p>
          </table:table-cell>
          <table:table-cell office:value-type="string" calcext:value-type="string">
            <text:p><text:span text:style-name="T1">Erdpyramiden Ritten - Piramidi di Terra del Renon</text:span></text:p>
          </table:table-cell>
          <table:table-cell table:number-columns-repeated="60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455122971" calcext:value-type="float">
            <text:p>8455122971</text:p>
          </table:table-cell>
          <table:table-cell office:value-type="string" calcext:value-type="string">
            <text:p><text:span text:style-name="T1">San Genesio Cable Car</text:span></text:p>
          </table:table-cell>
          <table:table-cell table:number-columns-repeated="6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9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65353429" calcext:value-type="float">
            <text:p>165353429</text:p>
          </table:table-cell>
          <table:table-cell office:value-type="string" calcext:value-type="string">
            <text:p><text:span text:style-name="T1">Twenty</text:span></text:p>
          </table:table-cell>
          <table:table-cell table:number-columns-repeated="60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52204306" calcext:value-type="float">
            <text:p>152204306</text:p>
          </table:table-cell>
          <table:table-cell office:value-type="string" calcext:value-type="string">
            <text:p><text:span text:style-name="T1">Centrum Shopping Center Galvani</text:span></text:p>
          </table:table-cell>
          <table:table-cell table:number-columns-repeated="60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57944917" calcext:value-type="float">
            <text:p>557944917</text:p>
          </table:table-cell>
          <table:table-cell office:value-type="string" calcext:value-type="string">
            <text:p><text:span text:style-name="T1">Löwengrube</text:span></text:p>
          </table:table-cell>
          <table:table-cell table:number-columns-repeated="60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088101968" calcext:value-type="float">
            <text:p>9088101968</text:p>
          </table:table-cell>
          <table:table-cell office:value-type="string" calcext:value-type="string">
            <text:p><text:span text:style-name="T1">Centro Storico - Altstadt</text:span></text:p>
          </table:table-cell>
          <table:table-cell table:number-columns-repeated="60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12588888" calcext:value-type="float">
            <text:p>112588888</text:p>
          </table:table-cell>
          <table:table-cell office:value-type="string" calcext:value-type="string">
            <text:p><text:span text:style-name="T1">Museion</text:span></text:p>
          </table:table-cell>
          <table:table-cell table:number-columns-repeated="60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0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4820338" calcext:value-type="float">
            <text:p>144820338</text:p>
          </table:table-cell>
          <table:table-cell office:value-type="string" calcext:value-type="string">
            <text:p><text:span text:style-name="T1">Castello Firmiano - Schloss Sigmundskron</text:span></text:p>
          </table:table-cell>
          <table:table-cell table:number-columns-repeated="60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7203" calcext:value-type="float">
            <text:p>47203</text:p>
          </table:table-cell>
          <table:table-cell office:value-type="string" calcext:value-type="string">
            <text:p><text:span text:style-name="T1">Eppan an der Weinstraße - Appiano sulla Strada del Vino</text:span></text:p>
          </table:table-cell>
          <table:table-cell table:number-columns-repeated="60"/>
        </table:table-row>
        <table:table-row table:style-name="ro9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82460231" calcext:value-type="float">
            <text:p>282460231</text:p>
          </table:table-cell>
          <table:table-cell office:value-type="string" calcext:value-type="string">
            <text:p><text:span text:style-name="T1">Walcher Estate Delivery</text:span></text:p>
          </table:table-cell>
          <table:table-cell table:number-columns-repeated="60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942592985" calcext:value-type="float">
            <text:p>5942592985</text:p>
          </table:table-cell>
          <table:table-cell office:value-type="string" calcext:value-type="string">
            <text:p><text:span text:style-name="T1">Kellerei Bozen - Cantina Bolzano</text:span></text:p>
          </table:table-cell>
          <table:table-cell table:number-columns-repeated="60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1676862" calcext:value-type="float">
            <text:p>51676862</text:p>
          </table:table-cell>
          <table:table-cell office:value-type="string" calcext:value-type="string">
            <text:p><text:span text:style-name="T1">Kellerei Terlan - Cantina Terlano</text:span></text:p>
          </table:table-cell>
          <table:table-cell table:number-columns-repeated="60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Museum of Archeology</text:span></text:p>
          </table:table-cell>
          <table:table-cell table:number-columns-repeated="60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9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91413935" calcext:value-type="float">
            <text:p>591413935</text:p>
          </table:table-cell>
          <table:table-cell office:value-type="string" calcext:value-type="string">
            <text:p><text:span text:style-name="T1">Rastenbach Gorge Hike</text:span></text:p>
          </table:table-cell>
          <table:table-cell table:number-columns-repeated="60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0"/>
        </table:table-row>
        <table:table-row table:style-name="ro9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5906386" calcext:value-type="float">
            <text:p>25906386</text:p>
          </table:table-cell>
          <table:table-cell office:value-type="string" calcext:value-type="string">
            <text:p><text:span text:style-name="T1">Via dei Portici</text:span></text:p>
          </table:table-cell>
          <table:table-cell table:number-columns-repeated="60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12821" calcext:value-type="float">
            <text:p>412821</text:p>
          </table:table-cell>
          <table:table-cell office:value-type="string" calcext:value-type="string">
            <text:p><text:span text:style-name="T1">Prati del Talvera - Talferwiesen</text:span></text:p>
          </table:table-cell>
          <table:table-cell table:number-columns-repeated="60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6224130" calcext:value-type="float">
            <text:p>6224130</text:p>
          </table:table-cell>
          <table:table-cell office:value-type="string" calcext:value-type="string">
            <text:p><text:span text:style-name="T1">Compaccio (Compatsch)</text:span></text:p>
          </table:table-cell>
          <table:table-cell table:number-columns-repeated="60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4895171" calcext:value-type="float">
            <text:p>24895171</text:p>
          </table:table-cell>
          <table:table-cell office:value-type="string" calcext:value-type="string">
            <text:p><text:span text:style-name="T1">Seiseralmbahn</text:span></text:p>
          </table:table-cell>
          <table:table-cell table:number-columns-repeated="60"/>
        </table:table-row>
        <table:table-row table:style-name="ro9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02310879" calcext:value-type="float">
            <text:p>102310879</text:p>
          </table:table-cell>
          <table:table-cell office:value-type="string" calcext:value-type="string">
            <text:p><text:span text:style-name="T1">Hans and Paula Steger Trail</text:span></text:p>
          </table:table-cell>
          <table:table-cell table:number-columns-repeated="60"/>
        </table:table-row>
        <table:table-row table:style-name="ro9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888374936" calcext:value-type="float">
            <text:p>888374936</text:p>
          </table:table-cell>
          <table:table-cell office:value-type="string" calcext:value-type="string">
            <text:p><text:span text:style-name="T1">Mountains Schlern and Sassolungo</text:span></text:p>
          </table:table-cell>
          <table:table-cell table:number-columns-repeated="60"/>
        </table:table-row>
        <table:table-row table:style-name="ro9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97550753" calcext:value-type="float">
            <text:p>97550753</text:p>
          </table:table-cell>
          <table:table-cell office:value-type="string" calcext:value-type="string">
            <text:p><text:span text:style-name="T1">Panorama Restaurant</text:span></text:p>
          </table:table-cell>
          <table:table-cell table:number-columns-repeated="60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1751830" calcext:value-type="float">
            <text:p>211751830</text:p>
          </table:table-cell>
          <table:table-cell office:value-type="string" calcext:value-type="string">
            <text:p><text:span text:style-name="T1">St. Valentin Church</text:span></text:p>
          </table:table-cell>
          <table:table-cell table:number-columns-repeated="60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42133008" calcext:value-type="float">
            <text:p>842133008</text:p>
          </table:table-cell>
          <table:table-cell office:value-type="string" calcext:value-type="string">
            <text:p><text:span text:style-name="T1">Adler Lodge Alpe</text:span></text:p>
          </table:table-cell>
          <table:table-cell table:number-columns-repeated="60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52266832" calcext:value-type="float">
            <text:p>152266832</text:p>
          </table:table-cell>
          <table:table-cell office:value-type="string" calcext:value-type="string">
            <text:p><text:span text:style-name="T1">Utia de Puez</text:span></text:p>
          </table:table-cell>
          <table:table-cell table:number-columns-repeated="60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72338771" calcext:value-type="float">
            <text:p>272338771</text:p>
          </table:table-cell>
          <table:table-cell office:value-type="string" calcext:value-type="string">
            <text:p><text:span text:style-name="T1">Sella Pass</text:span></text:p>
          </table:table-cell>
          <table:table-cell table:number-columns-repeated="60"/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91109552" calcext:value-type="float">
            <text:p>191109552</text:p>
          </table:table-cell>
          <table:table-cell office:value-type="string" calcext:value-type="string">
            <text:p><text:span text:style-name="T1">Santa Cristina</text:span></text:p>
          </table:table-cell>
          <table:table-cell table:number-columns-repeated="60"/>
        </table:table-row>
        <table:table-row table:style-name="ro9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527880834" calcext:value-type="float">
            <text:p>527880834</text:p>
          </table:table-cell>
          <table:table-cell office:value-type="string" calcext:value-type="string">
            <text:p><text:span text:style-name="T1">Col Raiser cable car</text:span></text:p>
          </table:table-cell>
          <table:table-cell table:number-columns-repeated="60"/>
        </table:table-row>
        <table:table-row table:style-name="ro9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40885478" calcext:value-type="float">
            <text:p>40885478</text:p>
          </table:table-cell>
          <table:table-cell office:value-type="string" calcext:value-type="string">
            <text:p><text:span text:style-name="T1">Gran Cir Via Ferrata</text:span></text:p>
          </table:table-cell>
          <table:table-cell table:number-columns-repeated="60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92244449" calcext:value-type="float">
            <text:p>692244449</text:p>
          </table:table-cell>
          <table:table-cell office:value-type="string" calcext:value-type="string">
            <text:p><text:span text:style-name="T1">Mont de Pana - Monte Pana</text:span></text:p>
          </table:table-cell>
          <table:table-cell table:number-columns-repeated="60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1964731" calcext:value-type="float">
            <text:p>41964731</text:p>
          </table:table-cell>
          <table:table-cell office:value-type="string" calcext:value-type="string">
            <text:p><text:span text:style-name="T1">Emilio-Comici-Hütte - Rifugio Emilio Comici</text:span></text:p>
          </table:table-cell>
          <table:table-cell table:number-columns-repeated="60"/>
        </table:table-row>
        <table:table-row table:style-name="ro9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966735015" calcext:value-type="float">
            <text:p>3966735015</text:p>
          </table:table-cell>
          <table:table-cell office:value-type="string" calcext:value-type="string">
            <text:p><text:span text:style-name="T1">Piza da Uridl</text:span></text:p>
          </table:table-cell>
          <table:table-cell table:number-columns-repeated="60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891086186" calcext:value-type="float">
            <text:p>8891086186</text:p>
          </table:table-cell>
          <table:table-cell office:value-type="string" calcext:value-type="string">
            <text:p><text:span text:style-name="T1">Museum Gherdëina</text:span></text:p>
          </table:table-cell>
          <table:table-cell table:number-columns-repeated="60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7252" calcext:value-type="float">
            <text:p>47252</text:p>
          </table:table-cell>
          <table:table-cell office:value-type="string" calcext:value-type="string">
            <text:p><text:span text:style-name="T1">Corvara</text:span></text:p>
          </table:table-cell>
          <table:table-cell table:number-columns-repeated="60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23161029" calcext:value-type="float">
            <text:p>223161029</text:p>
          </table:table-cell>
          <table:table-cell office:value-type="string" calcext:value-type="string">
            <text:p><text:span text:style-name="T1">Santa Croce Sanctuary</text:span></text:p>
          </table:table-cell>
          <table:table-cell table:number-columns-repeated="60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0727394" calcext:value-type="float">
            <text:p>10727394</text:p>
          </table:table-cell>
          <table:table-cell office:value-type="string" calcext:value-type="string">
            <text:p><text:span text:style-name="T1">Sella Ronda</text:span></text:p>
          </table:table-cell>
          <table:table-cell table:number-columns-repeated="60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19865887" calcext:value-type="float">
            <text:p>619865887</text:p>
          </table:table-cell>
          <table:table-cell office:value-type="string" calcext:value-type="string">
            <text:p><text:span text:style-name="T1">Armentarola</text:span></text:p>
          </table:table-cell>
          <table:table-cell table:number-columns-repeated="60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453992857" calcext:value-type="float">
            <text:p>2453992857</text:p>
          </table:table-cell>
          <table:table-cell office:value-type="string" calcext:value-type="string">
            <text:p><text:span text:style-name="T1">Museum Ladin Ursus ladinicus</text:span></text:p>
          </table:table-cell>
          <table:table-cell table:number-columns-repeated="60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749545381" calcext:value-type="float">
            <text:p>2749545381</text:p>
          </table:table-cell>
          <table:table-cell office:value-type="string" calcext:value-type="string">
            <text:p><text:span text:style-name="T1">Hotel Ciasa Salares e Ristorante La Siriola</text:span></text:p>
          </table:table-cell>
          <table:table-cell table:number-columns-repeated="60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24082205" calcext:value-type="float">
            <text:p>224082205</text:p>
          </table:table-cell>
          <table:table-cell office:value-type="string" calcext:value-type="string">
            <text:p><text:span text:style-name="T1">Col Alto</text:span></text:p>
          </table:table-cell>
          <table:table-cell table:number-columns-repeated="60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606939921" calcext:value-type="float">
            <text:p>606939921</text:p>
          </table:table-cell>
          <table:table-cell office:value-type="string" calcext:value-type="string">
            <text:p><text:span text:style-name="T1">Funivia Faloria</text:span></text:p>
          </table:table-cell>
          <table:table-cell table:number-columns-repeated="60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9795244" calcext:value-type="float">
            <text:p>9795244</text:p>
          </table:table-cell>
          <table:table-cell office:value-type="string" calcext:value-type="string">
            <text:p><text:span text:style-name="T1">Toblacher See - Lago di Dobbiaco</text:span></text:p>
          </table:table-cell>
          <table:table-cell table:number-columns-repeated="60"/>
        </table:table-row>
        <table:table-row table:style-name="ro9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2460530881" calcext:value-type="float">
            <text:p>2460530881</text:p>
          </table:table-cell>
          <table:table-cell office:value-type="string" calcext:value-type="string">
            <text:p><text:span text:style-name="T1">Fanes-Senes-Braies Nature Park</text:span></text:p>
          </table:table-cell>
          <table:table-cell table:number-columns-repeated="60"/>
        </table:table-row>
        <table:table-row table:style-name="ro9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702284" calcext:value-type="float">
            <text:p>4702284</text:p>
          </table:table-cell>
          <table:table-cell office:value-type="string" calcext:value-type="string">
            <text:p><text:span text:style-name="T1">Sass Pordoi Cable Car</text:span></text:p>
          </table:table-cell>
          <table:table-cell table:number-columns-repeated="60"/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72338771" calcext:value-type="float">
            <text:p>272338771</text:p>
          </table:table-cell>
          <table:table-cell office:value-type="string" calcext:value-type="string">
            <text:p><text:span text:style-name="T1">Sella Pass</text:span></text:p>
          </table:table-cell>
          <table:table-cell table:number-columns-repeated="60"/>
        </table:table-row>
        <table:table-row table:style-name="ro9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764655793" calcext:value-type="float">
            <text:p>764655793</text:p>
          </table:table-cell>
          <table:table-cell office:value-type="string" calcext:value-type="string">
            <text:p><text:span text:style-name="T1">Vajolet Towers</text:span></text:p>
          </table:table-cell>
          <table:table-cell table:number-columns-repeated="60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453992857" calcext:value-type="float">
            <text:p>2453992857</text:p>
          </table:table-cell>
          <table:table-cell office:value-type="string" calcext:value-type="string">
            <text:p><text:span text:style-name="T1">Ladin Museum, Vigo di Fassa</text:span></text:p>
          </table:table-cell>
          <table:table-cell table:number-columns-repeated="60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269292" calcext:value-type="float">
            <text:p>2269292</text:p>
          </table:table-cell>
          <table:table-cell office:value-type="string" calcext:value-type="string">
            <text:p><text:span text:style-name="T1">Ghiacciaio della Marmolada</text:span></text:p>
          </table:table-cell>
          <table:table-cell table:number-columns-repeated="60"/>
        </table:table-row>
        <table:table-row table:style-name="ro9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58149407" calcext:value-type="float">
            <text:p>58149407</text:p>
          </table:table-cell>
          <table:table-cell office:value-type="string" calcext:value-type="string">
            <text:p><text:span text:style-name="T1">Terme Dolomia</text:span></text:p>
          </table:table-cell>
          <table:table-cell table:number-columns-repeated="60"/>
        </table:table-row>
        <table:table-row table:style-name="ro9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41142172" calcext:value-type="float">
            <text:p>241142172</text:p>
          </table:table-cell>
          <table:table-cell office:value-type="string" calcext:value-type="string">
            <text:p><text:span text:style-name="T1">Santa Maddalena Church, Val di Funes</text:span></text:p>
          </table:table-cell>
          <table:table-cell table:number-columns-repeated="60"/>
        </table:table-row>
        <table:table-row table:style-name="ro9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6668800" calcext:value-type="float">
            <text:p>6668800</text:p>
          </table:table-cell>
          <table:table-cell office:value-type="string" calcext:value-type="string">
            <text:p><text:span text:style-name="T1">San Martino di Castrozza</text:span></text:p>
          </table:table-cell>
          <table:table-cell table:number-columns-repeated="60"/>
        </table:table-row>
        <table:table-row table:style-name="ro9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141596" calcext:value-type="float">
            <text:p>2141596</text:p>
          </table:table-cell>
          <table:table-cell office:value-type="string" calcext:value-type="string">
            <text:p><text:span text:style-name="T1">Brenta Dolomites</text:span></text:p>
          </table:table-cell>
          <table:table-cell table:number-columns-repeated="60"/>
        </table:table-row>
        <table:table-row table:style-name="ro9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9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37323018" calcext:value-type="float">
            <text:p>137323018</text:p>
          </table:table-cell>
          <table:table-cell office:value-type="string" calcext:value-type="string">
            <text:p><text:span text:style-name="T1">Santa Maria Maddalena Church, Bolzano</text:span></text:p>
          </table:table-cell>
          <table:table-cell table:number-columns-repeated="60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239127026" calcext:value-type="float">
            <text:p>239127026</text:p>
          </table:table-cell>
          <table:table-cell office:value-type="string" calcext:value-type="string">
            <text:p><text:span text:style-name="T1">Schloss Maretsch - Castel Mareccio</text:span></text:p>
          </table:table-cell>
          <table:table-cell table:number-columns-repeated="60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2301088436" calcext:value-type="float">
            <text:p>2301088436</text:p>
          </table:table-cell>
          <table:table-cell office:value-type="string" calcext:value-type="string">
            <text:p><text:span text:style-name="T1">Castel Flavon - Haselburg</text:span></text:p>
          </table:table-cell>
          <table:table-cell table:number-columns-repeated="60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Museo Archeologico dell'Alto Adige - Südtiroler Archäologiemuseum</text:span></text:p>
          </table:table-cell>
          <table:table-cell table:number-columns-repeated="60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9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0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6060186" calcext:value-type="float">
            <text:p>6060186</text:p>
          </table:table-cell>
          <table:table-cell office:value-type="string" calcext:value-type="string">
            <text:p><text:span text:style-name="T1">Parch Natural Pöz-Odles - Naturpark Puez-Geisler - Parco Naturale Puez-Odle</text:span></text:p>
          </table:table-cell>
          <table:table-cell table:number-columns-repeated="60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9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9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112588888" calcext:value-type="float">
            <text:p>112588888</text:p>
          </table:table-cell>
          <table:table-cell office:value-type="string" calcext:value-type="string">
            <text:p><text:span text:style-name="T1">Museion</text:span></text:p>
          </table:table-cell>
          <table:table-cell table:number-columns-repeated="60"/>
        </table:table-row>
        <table:table-row table:style-name="ro9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59022256" calcext:value-type="float">
            <text:p>259022256</text:p>
          </table:table-cell>
          <table:table-cell office:value-type="string" calcext:value-type="string">
            <text:p><text:span text:style-name="T1">Guncina Trail</text:span></text:p>
          </table:table-cell>
          <table:table-cell table:number-columns-repeated="60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557788693" calcext:value-type="float">
            <text:p>557788693</text:p>
          </table:table-cell>
          <table:table-cell office:value-type="string" calcext:value-type="string">
            <text:p><text:span text:style-name="T1">Da Piero - Antico Abramo</text:span></text:p>
          </table:table-cell>
          <table:table-cell table:number-columns-repeated="60"/>
        </table:table-row>
        <table:table-row table:style-name="ro9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6028416532" calcext:value-type="float">
            <text:p>6028416532</text:p>
          </table:table-cell>
          <table:table-cell office:value-type="string" calcext:value-type="string">
            <text:p><text:span text:style-name="T1">Winery Weingut Dona</text:span></text:p>
          </table:table-cell>
          <table:table-cell table:number-columns-repeated="60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581774" calcext:value-type="float">
            <text:p>3581774</text:p>
          </table:table-cell>
          <table:table-cell office:value-type="string" calcext:value-type="string">
            <text:p><text:span text:style-name="T1">Burg Hocheppan - Castel d'Appiano</text:span></text:p>
          </table:table-cell>
          <table:table-cell table:number-columns-repeated="60"/>
        </table:table-row>
        <table:table-row table:style-name="ro5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4421947" calcext:value-type="float">
            <text:p>4421947</text:p>
          </table:table-cell>
          <table:table-cell office:value-type="string" calcext:value-type="string">
            <text:p><text:span text:style-name="T1">Schloss Boymont - Castel Boymont</text:span></text:p>
          </table:table-cell>
          <table:table-cell table:number-columns-repeated="60"/>
        </table:table-row>
        <table:table-row table:style-name="ro9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373272472" calcext:value-type="float">
            <text:p>373272472</text:p>
          </table:table-cell>
          <table:table-cell office:value-type="string" calcext:value-type="string">
            <text:p><text:span text:style-name="T1">Castle Korb</text:span></text:p>
          </table:table-cell>
          <table:table-cell table:number-columns-repeated="60"/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7633165" calcext:value-type="float">
            <text:p>7633165</text:p>
          </table:table-cell>
          <table:table-cell office:value-type="string" calcext:value-type="string">
            <text:p><text:span text:style-name="T1">Kalterer See - Lago di Caldaro</text:span></text:p>
          </table:table-cell>
          <table:table-cell table:number-columns-repeated="60"/>
        </table:table-row>
        <table:table-row table:style-name="ro9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205367" calcext:value-type="float">
            <text:p>3205367</text:p>
          </table:table-cell>
          <table:table-cell office:value-type="string" calcext:value-type="string">
            <text:p><text:span text:style-name="T1">Alpe di Siusi</text:span></text:p>
          </table:table-cell>
          <table:table-cell table:number-columns-repeated="60"/>
        </table:table-row>
        <table:table-row table:style-name="ro9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02329273" calcext:value-type="float">
            <text:p>102329273</text:p>
          </table:table-cell>
          <table:table-cell office:value-type="string" calcext:value-type="string">
            <text:p><text:span text:style-name="T1">Gostner Schwaige</text:span></text:p>
          </table:table-cell>
          <table:table-cell table:number-columns-repeated="60"/>
        </table:table-row>
        <table:table-row table:style-name="ro9"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9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279294217" calcext:value-type="float">
            <text:p>279294217</text:p>
          </table:table-cell>
          <table:table-cell office:value-type="string" calcext:value-type="string">
            <text:p><text:span text:style-name="T1">Messner Mountain Museum Firmian</text:span></text:p>
          </table:table-cell>
          <table:table-cell table:number-columns-repeated="60"/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44820338" calcext:value-type="float">
            <text:p>144820338</text:p>
          </table:table-cell>
          <table:table-cell office:value-type="string" calcext:value-type="string">
            <text:p><text:span text:style-name="T1">Castello Firmiano - Schloss Sigmundskron</text:span></text:p>
          </table:table-cell>
          <table:table-cell table:number-columns-repeated="60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6134881" calcext:value-type="float">
            <text:p>16134881</text:p>
          </table:table-cell>
          <table:table-cell office:value-type="string" calcext:value-type="string">
            <text:p><text:span text:style-name="T1">Erdpyramiden Ritten - Piramidi di Terra del Renon</text:span></text:p>
          </table:table-cell>
          <table:table-cell table:number-columns-repeated="60"/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4119655" calcext:value-type="float">
            <text:p>14119655</text:p>
          </table:table-cell>
          <table:table-cell office:value-type="string" calcext:value-type="string">
            <text:p><text:span text:style-name="T1">Reschensee - Lago di Resia</text:span></text:p>
          </table:table-cell>
          <table:table-cell table:number-columns-repeated="60"/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9"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764655793" calcext:value-type="float">
            <text:p>764655793</text:p>
          </table:table-cell>
          <table:table-cell office:value-type="string" calcext:value-type="string">
            <text:p><text:span text:style-name="T1">Vajolet Towers</text:span></text:p>
          </table:table-cell>
          <table:table-cell table:number-columns-repeated="60"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Secёda - Monte Seceda</text:span></text:p>
          </table:table-cell>
          <table:table-cell table:number-columns-repeated="60"/>
        </table:table-row>
        <table:table-row table:style-name="ro9"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2460530881" calcext:value-type="float">
            <text:p>2460530881</text:p>
          </table:table-cell>
          <table:table-cell office:value-type="string" calcext:value-type="string">
            <text:p><text:span text:style-name="T1">Fanes-Senes-Braies Nature Park</text:span></text:p>
          </table:table-cell>
          <table:table-cell table:number-columns-repeated="60"/>
        </table:table-row>
        <table:table-row table:style-name="ro9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1434128515" calcext:value-type="float">
            <text:p>1434128515</text:p>
          </table:table-cell>
          <table:table-cell office:value-type="string" calcext:value-type="string">
            <text:p><text:span text:style-name="T1">Monte Elmo</text:span></text:p>
          </table:table-cell>
          <table:table-cell table:number-columns-repeated="60"/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2749674147" calcext:value-type="float">
            <text:p>2749674147</text:p>
          </table:table-cell>
          <table:table-cell office:value-type="string" calcext:value-type="string">
            <text:p><text:span text:style-name="T1">Rifugio Frara</text:span></text:p>
          </table:table-cell>
          <table:table-cell table:number-columns-repeated="60"/>
        </table:table-row>
        <table:table-row table:style-name="ro5"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office:value-type="float" office:value="42108886" calcext:value-type="float">
            <text:p>42108886</text:p>
          </table:table-cell>
          <table:table-cell office:value-type="string" calcext:value-type="string">
            <text:p><text:span text:style-name="T1">Rifugio Jimmy</text:span></text:p>
          </table:table-cell>
          <table:table-cell table:number-columns-repeated="60"/>
        </table:table-row>
        <table:table-row table:style-name="ro9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9"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30336158" calcext:value-type="float">
            <text:p>30336158</text:p>
          </table:table-cell>
          <table:table-cell office:value-type="string" calcext:value-type="string">
            <text:p><text:span text:style-name="T1">Via Argentieri</text:span></text:p>
          </table:table-cell>
          <table:table-cell table:number-columns-repeated="60"/>
        </table:table-row>
        <table:table-row table:style-name="ro5"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0"/>
        </table:table-row>
        <table:table-row table:style-name="ro9"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418823736" calcext:value-type="float">
            <text:p>418823736</text:p>
          </table:table-cell>
          <table:table-cell office:value-type="string" calcext:value-type="string">
            <text:p><text:span text:style-name="T1">Merano – Tirolo chair lift</text:span></text:p>
          </table:table-cell>
          <table:table-cell table:number-columns-repeated="60"/>
        </table:table-row>
        <table:table-row table:style-name="ro9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23594307" calcext:value-type="float">
            <text:p>23594307</text:p>
          </table:table-cell>
          <table:table-cell office:value-type="string" calcext:value-type="string">
            <text:p><text:span text:style-name="T1">Via dei Portici, Merano</text:span></text:p>
          </table:table-cell>
          <table:table-cell table:number-columns-repeated="60"/>
        </table:table-row>
        <table:table-row table:style-name="ro9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69315539" calcext:value-type="float">
            <text:p>69315539</text:p>
          </table:table-cell>
          <table:table-cell office:value-type="string" calcext:value-type="string">
            <text:p><text:span text:style-name="T1">St. Nicholas Church</text:span></text:p>
          </table:table-cell>
          <table:table-cell table:number-columns-repeated="60"/>
        </table:table-row>
        <table:table-row table:style-name="ro9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343906867" calcext:value-type="float">
            <text:p>343906867</text:p>
          </table:table-cell>
          <table:table-cell office:value-type="string" calcext:value-type="string">
            <text:p><text:span text:style-name="T1">Tappeinerweg Trail</text:span></text:p>
          </table:table-cell>
          <table:table-cell table:number-columns-repeated="60"/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1297402270" calcext:value-type="float">
            <text:p>1297402270</text:p>
          </table:table-cell>
          <table:table-cell office:value-type="string" calcext:value-type="string">
            <text:p><text:span text:style-name="T1">Therme Meran</text:span></text:p>
          </table:table-cell>
          <table:table-cell table:number-columns-repeated="60"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983124134" calcext:value-type="float">
            <text:p>983124134</text:p>
          </table:table-cell>
          <table:table-cell office:value-type="string" calcext:value-type="string">
            <text:p><text:span text:style-name="T1">AlpINN</text:span></text:p>
          </table:table-cell>
          <table:table-cell table:number-columns-repeated="60"/>
        </table:table-row>
        <table:table-row table:style-name="ro9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655228960" calcext:value-type="float">
            <text:p>655228960</text:p>
          </table:table-cell>
          <table:table-cell office:value-type="string" calcext:value-type="string">
            <text:p><text:span text:style-name="T1">Oberholz Alpine Hut</text:span></text:p>
          </table:table-cell>
          <table:table-cell table:number-columns-repeated="60"/>
        </table:table-row>
        <table:table-row table:style-name="ro9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9494632" calcext:value-type="float">
            <text:p>29494632</text:p>
          </table:table-cell>
          <table:table-cell office:value-type="string" calcext:value-type="string">
            <text:p><text:span text:style-name="T1">Obereggen Cable Car</text:span></text:p>
          </table:table-cell>
          <table:table-cell table:number-columns-repeated="60"/>
        </table:table-row>
        <table:table-row table:style-name="ro9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2426731321" calcext:value-type="float">
            <text:p>2426731321</text:p>
          </table:table-cell>
          <table:table-cell office:value-type="string" calcext:value-type="string">
            <text:p><text:span text:style-name="T1">Manincor Wine Estate, on South Tyrol’s Strada del Vino</text:span></text:p>
          </table:table-cell>
          <table:table-cell table:number-columns-repeated="60"/>
        </table:table-row>
        <table:table-row table:style-name="ro9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42316314" calcext:value-type="float">
            <text:p>42316314</text:p>
          </table:table-cell>
          <table:table-cell office:value-type="string" calcext:value-type="string">
            <text:p><text:span text:style-name="T1">Rifugio Utia Bioch</text:span></text:p>
          </table:table-cell>
          <table:table-cell table:number-columns-repeated="60"/>
        </table:table-row>
        <table:table-row table:style-name="ro5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223530229" calcext:value-type="float">
            <text:p>223530229</text:p>
          </table:table-cell>
          <table:table-cell office:value-type="string" calcext:value-type="string">
            <text:p><text:span text:style-name="T1">Piz Sorega</text:span></text:p>
          </table:table-cell>
          <table:table-cell table:number-columns-repeated="60"/>
        </table:table-row>
        <table:table-row table:style-name="ro9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50551160" calcext:value-type="float">
            <text:p>150551160</text:p>
          </table:table-cell>
          <table:table-cell office:value-type="string" calcext:value-type="string">
            <text:p><text:span text:style-name="T1">Lumen Museum of Mountain Photography</text:span></text:p>
          </table:table-cell>
          <table:table-cell table:number-columns-repeated="60"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321223196" calcext:value-type="float">
            <text:p>321223196</text:p>
          </table:table-cell>
          <table:table-cell office:value-type="string" calcext:value-type="string">
            <text:p><text:span text:style-name="T1">Kronplatz 2000</text:span></text:p>
          </table:table-cell>
          <table:table-cell table:number-columns-repeated="60"/>
        </table:table-row>
        <table:table-row table:style-name="ro9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362253228" calcext:value-type="float">
            <text:p>362253228</text:p>
          </table:table-cell>
          <table:table-cell office:value-type="string" calcext:value-type="string">
            <text:p><text:span text:style-name="T1">Messner Mountain Museum Corones</text:span></text:p>
          </table:table-cell>
          <table:table-cell table:number-columns-repeated="60"/>
        </table:table-row>
        <table:table-row table:style-name="ro9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9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4244216790" calcext:value-type="float">
            <text:p>4244216790</text:p>
          </table:table-cell>
          <table:table-cell office:value-type="string" calcext:value-type="string">
            <text:p><text:span text:style-name="T1">Hotel Miramonti</text:span></text:p>
          </table:table-cell>
          <table:table-cell table:number-columns-repeated="60"/>
        </table:table-row>
        <table:table-row table:style-name="ro5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300520844" calcext:value-type="float">
            <text:p>300520844</text:p>
          </table:table-cell>
          <table:table-cell office:value-type="string" calcext:value-type="string">
            <text:p><text:span text:style-name="T1">Natur-Aktiv-Hotel Lamm</text:span></text:p>
          </table:table-cell>
          <table:table-cell table:number-columns-repeated="60"/>
        </table:table-row>
        <table:table-row table:style-name="ro9"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3205367" calcext:value-type="float">
            <text:p>3205367</text:p>
          </table:table-cell>
          <table:table-cell office:value-type="string" calcext:value-type="string">
            <text:p><text:span text:style-name="T1">Alpe di Siusi</text:span></text:p>
          </table:table-cell>
          <table:table-cell table:number-columns-repeated="60"/>
        </table:table-row>
        <table:table-row table:style-name="ro9"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41877347" calcext:value-type="float">
            <text:p>41877347</text:p>
          </table:table-cell>
          <table:table-cell office:value-type="string" calcext:value-type="string">
            <text:p><text:span text:style-name="T1">Sanon Hut</text:span></text:p>
          </table:table-cell>
          <table:table-cell table:number-columns-repeated="60"/>
        </table:table-row>
        <table:table-row table:style-name="ro5"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121839252" calcext:value-type="float">
            <text:p>121839252</text:p>
          </table:table-cell>
          <table:table-cell office:value-type="string" calcext:value-type="string">
            <text:p><text:span text:style-name="T1">Tierser Alpl Hütte - Rifugio Alpe di Tires</text:span></text:p>
          </table:table-cell>
          <table:table-cell table:number-columns-repeated="60"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290741187" calcext:value-type="float">
            <text:p>1290741187</text:p>
          </table:table-cell>
          <table:table-cell office:value-type="string" calcext:value-type="string">
            <text:p><text:span text:style-name="T1">Großer Rosszahn</text:span></text:p>
          </table:table-cell>
          <table:table-cell table:number-columns-repeated="60"/>
        </table:table-row>
        <table:table-row table:style-name="ro5"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97943389" calcext:value-type="float">
            <text:p>97943389</text:p>
          </table:table-cell>
          <table:table-cell office:value-type="string" calcext:value-type="string">
            <text:p><text:span text:style-name="T1">Mahlknecht Hütte - Rifugio Molignon</text:span></text:p>
          </table:table-cell>
          <table:table-cell table:number-columns-repeated="60"/>
        </table:table-row>
        <table:table-row table:style-name="ro9"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237016903" calcext:value-type="float">
            <text:p>237016903</text:p>
          </table:table-cell>
          <table:table-cell office:value-type="string" calcext:value-type="string">
            <text:p><text:span text:style-name="T1">Cappella di San Maurizio, Gardena</text:span></text:p>
          </table:table-cell>
          <table:table-cell table:number-columns-repeated="60"/>
        </table:table-row>
        <table:table-row table:style-name="ro9"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356953025" calcext:value-type="float">
            <text:p>356953025</text:p>
          </table:table-cell>
          <table:table-cell office:value-type="string" calcext:value-type="string">
            <text:p><text:span text:style-name="T1">Chalet Gerard</text:span></text:p>
          </table:table-cell>
          <table:table-cell table:number-columns-repeated="60"/>
        </table:table-row>
        <table:table-row table:style-name="ro5"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5"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9556683081" calcext:value-type="float">
            <text:p>9556683081</text:p>
          </table:table-cell>
          <table:table-cell office:value-type="string" calcext:value-type="string">
            <text:p><text:span text:style-name="T1">Romantic Hotel Rosalpina</text:span></text:p>
          </table:table-cell>
          <table:table-cell table:number-columns-repeated="60"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118608749" calcext:value-type="float">
            <text:p>118608749</text:p>
          </table:table-cell>
          <table:table-cell office:value-type="string" calcext:value-type="string">
            <text:p><text:span text:style-name="T1">St. Johann in Ranui - S. Giovanni in Ranui</text:span></text:p>
          </table:table-cell>
          <table:table-cell table:number-columns-repeated="60"/>
        </table:table-row>
        <table:table-row table:style-name="ro5"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9"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0789472" calcext:value-type="float">
            <text:p>200789472</text:p>
          </table:table-cell>
          <table:table-cell office:value-type="string" calcext:value-type="string">
            <text:p><text:span text:style-name="T1">Rifugio Vandelli al Monte Sorapis</text:span></text:p>
          </table:table-cell>
          <table:table-cell table:number-columns-repeated="60"/>
        </table:table-row>
        <table:table-row table:style-name="ro9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527880834" calcext:value-type="float">
            <text:p>527880834</text:p>
          </table:table-cell>
          <table:table-cell office:value-type="string" calcext:value-type="string">
            <text:p><text:span text:style-name="T1">Col Raiser cable car</text:span></text:p>
          </table:table-cell>
          <table:table-cell table:number-columns-repeated="60"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Secёda - Monte Seceda</text:span></text:p>
          </table:table-cell>
          <table:table-cell table:number-columns-repeated="60"/>
        </table:table-row>
        <table:table-row table:style-name="ro9"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40885478" calcext:value-type="float">
            <text:p>40885478</text:p>
          </table:table-cell>
          <table:table-cell office:value-type="string" calcext:value-type="string">
            <text:p><text:span text:style-name="T1">Gran Cir Via Ferrata</text:span></text:p>
          </table:table-cell>
          <table:table-cell table:number-columns-repeated="60"/>
        </table:table-row>
        <table:table-row table:style-name="ro9"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749674147" calcext:value-type="float">
            <text:p>2749674147</text:p>
          </table:table-cell>
          <table:table-cell office:value-type="string" calcext:value-type="string">
            <text:p><text:span text:style-name="T1">Rifugio Frara</text:span></text:p>
          </table:table-cell>
          <table:table-cell table:number-columns-repeated="60"/>
        </table:table-row>
        <table:table-row table:style-name="ro9"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121290937" calcext:value-type="float">
            <text:p>121290937</text:p>
          </table:table-cell>
          <table:table-cell office:value-type="string" calcext:value-type="string">
            <text:p><text:span text:style-name="T1">Geisler Alm in the Puez-Odle Nature Park</text:span></text:p>
          </table:table-cell>
          <table:table-cell table:number-columns-repeated="60"/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9812706285" calcext:value-type="float">
            <text:p>9812706285</text:p>
          </table:table-cell>
          <table:table-cell office:value-type="string" calcext:value-type="string">
            <text:p><text:span text:style-name="T1">Adolf-Munkel-Weg</text:span></text:p>
          </table:table-cell>
          <table:table-cell table:number-columns-repeated="60"/>
        </table:table-row>
        <table:table-row table:style-name="ro5"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9"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3205367" calcext:value-type="float">
            <text:p>3205367</text:p>
          </table:table-cell>
          <table:table-cell office:value-type="string" calcext:value-type="string">
            <text:p><text:span text:style-name="T1">Alpe di Siusi</text:span></text:p>
          </table:table-cell>
          <table:table-cell table:number-columns-repeated="60"/>
        </table:table-row>
        <table:table-row table:style-name="ro9"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386054113" calcext:value-type="float">
            <text:p>386054113</text:p>
          </table:table-cell>
          <table:table-cell office:value-type="string" calcext:value-type="string">
            <text:p><text:span text:style-name="T1">Val di Funes</text:span></text:p>
          </table:table-cell>
          <table:table-cell table:number-columns-repeated="60"/>
        </table:table-row>
        <table:table-row table:style-name="ro5"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office:value-type="float" office:value="3173990" calcext:value-type="float">
            <text:p>3173990</text:p>
          </table:table-cell>
          <table:table-cell office:value-type="string" calcext:value-type="string">
            <text:p><text:span text:style-name="T1">Lago d'Antorno</text:span></text:p>
          </table:table-cell>
          <table:table-cell table:number-columns-repeated="60"/>
        </table:table-row>
        <table:table-row table:style-name="ro9"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7761714495" calcext:value-type="float">
            <text:p>7761714495</text:p>
          </table:table-cell>
          <table:table-cell office:value-type="string" calcext:value-type="string">
            <text:p><text:span text:style-name="T1">Tre cime in Sexten Cable Car</text:span></text:p>
          </table:table-cell>
          <table:table-cell table:number-columns-repeated="60"/>
        </table:table-row>
        <table:table-row table:style-name="ro9"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1623822124" calcext:value-type="float">
            <text:p>1623822124</text:p>
          </table:table-cell>
          <table:table-cell office:value-type="string" calcext:value-type="string">
            <text:p><text:span text:style-name="T1">Passo Gardena</text:span></text:p>
          </table:table-cell>
          <table:table-cell table:number-columns-repeated="60"/>
        </table:table-row>
        <table:table-row table:style-name="ro9"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float" office:value="10983867478" calcext:value-type="float">
            <text:p>10983867478</text:p>
          </table:table-cell>
          <table:table-cell office:value-type="string" calcext:value-type="string">
            <text:p><text:span text:style-name="T1">Flurin</text:span></text:p>
          </table:table-cell>
          <table:table-cell table:number-columns-repeated="60"/>
        </table:table-row>
        <table:table-row table:style-name="ro9"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office:value-type="float" office:value="236276410" calcext:value-type="float">
            <text:p>236276410</text:p>
          </table:table-cell>
          <table:table-cell office:value-type="string" calcext:value-type="string">
            <text:p><text:span text:style-name="T1">Tillia, Dobbiaco</text:span></text:p>
          </table:table-cell>
          <table:table-cell table:number-columns-repeated="60"/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float" office:value="22" calcext:value-type="float">
            <text:p>22</text:p>
          </table:table-cell>
          <table:table-cell office:value-type="float" office:value="9795244" calcext:value-type="float">
            <text:p>9795244</text:p>
          </table:table-cell>
          <table:table-cell office:value-type="string" calcext:value-type="string">
            <text:p><text:span text:style-name="T1">Toblacher See - Lago di Dobbiaco</text:span></text:p>
          </table:table-cell>
          <table:table-cell table:number-columns-repeated="60"/>
        </table:table-row>
        <table:table-row table:style-name="ro9"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102329273" calcext:value-type="float">
            <text:p>102329273</text:p>
          </table:table-cell>
          <table:table-cell office:value-type="string" calcext:value-type="string">
            <text:p><text:span text:style-name="T1">Gostner Schwaige</text:span></text:p>
          </table:table-cell>
          <table:table-cell table:number-columns-repeated="60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983124134" calcext:value-type="float">
            <text:p>983124134</text:p>
          </table:table-cell>
          <table:table-cell office:value-type="string" calcext:value-type="string">
            <text:p><text:span text:style-name="T1">AlpINN</text:span></text:p>
          </table:table-cell>
          <table:table-cell table:number-columns-repeated="60"/>
        </table:table-row>
        <table:table-row table:style-name="ro9">
          <table:table-cell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office:value-type="float" office:value="150551160" calcext:value-type="float">
            <text:p>150551160</text:p>
          </table:table-cell>
          <table:table-cell office:value-type="string" calcext:value-type="string">
            <text:p><text:span text:style-name="T1">Lumen Museum of Mountain Photography</text:span></text:p>
          </table:table-cell>
          <table:table-cell table:number-columns-repeated="60"/>
        </table:table-row>
        <table:table-row table:style-name="ro9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33094226" calcext:value-type="float">
            <text:p>33094226</text:p>
          </table:table-cell>
          <table:table-cell office:value-type="string" calcext:value-type="string">
            <text:p><text:span text:style-name="T1">Tyrol Castle, Merano</text:span></text:p>
          </table:table-cell>
          <table:table-cell table:number-columns-repeated="60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office:value-type="float" office:value="10825181" calcext:value-type="float">
            <text:p>10825181</text:p>
          </table:table-cell>
          <table:table-cell office:value-type="string" calcext:value-type="string">
            <text:p><text:span text:style-name="T1">Schloss Lebenberg - Castelmonleone</text:span></text:p>
          </table:table-cell>
          <table:table-cell table:number-columns-repeated="60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100878076" calcext:value-type="float">
            <text:p>100878076</text:p>
          </table:table-cell>
          <table:table-cell office:value-type="string" calcext:value-type="string">
            <text:p><text:span text:style-name="T1">Schloss Kastelbell - Castello di Castelbello</text:span></text:p>
          </table:table-cell>
          <table:table-cell table:number-columns-repeated="60"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office:value-type="float" office:value="14119655" calcext:value-type="float">
            <text:p>14119655</text:p>
          </table:table-cell>
          <table:table-cell office:value-type="string" calcext:value-type="string">
            <text:p><text:span text:style-name="T1">Reschensee - Lago di Resia</text:span></text:p>
          </table:table-cell>
          <table:table-cell table:number-columns-repeated="60"/>
        </table:table-row>
        <table:table-row table:style-name="ro9"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4244216790" calcext:value-type="float">
            <text:p>4244216790</text:p>
          </table:table-cell>
          <table:table-cell office:value-type="string" calcext:value-type="string">
            <text:p><text:span text:style-name="T1">Hotel Miramonti</text:span></text:p>
          </table:table-cell>
          <table:table-cell table:number-columns-repeated="60"/>
        </table:table-row>
        <table:table-row table:style-name="ro9">
          <table:table-cell office:value-type="float" office:value="215" calcext:value-type="float">
            <text:p>215</text:p>
          </table:table-cell>
          <table:table-cell office:value-type="float" office:value="23" calcext:value-type="float">
            <text:p>23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9"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9">
          <table:table-cell office:value-type="float" office:value="217" calcext:value-type="float">
            <text:p>217</text:p>
          </table:table-cell>
          <table:table-cell office:value-type="float" office:value="23" calcext:value-type="float">
            <text:p>23</text:p>
          </table:table-cell>
          <table:table-cell office:value-type="float" office:value="500004619" calcext:value-type="float">
            <text:p>500004619</text:p>
          </table:table-cell>
          <table:table-cell office:value-type="string" calcext:value-type="string">
            <text:p><text:span text:style-name="T1">Vogele</text:span></text:p>
          </table:table-cell>
          <table:table-cell table:number-columns-repeated="60"/>
        </table:table-row>
        <table:table-row table:style-name="ro9"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768139533" calcext:value-type="float">
            <text:p>768139533</text:p>
          </table:table-cell>
          <table:table-cell office:value-type="string" calcext:value-type="string">
            <text:p><text:span text:style-name="T1">Zum Lowen</text:span></text:p>
          </table:table-cell>
          <table:table-cell table:number-columns-repeated="60"/>
        </table:table-row>
        <table:table-row table:style-name="ro5"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831340661" calcext:value-type="float">
            <text:p>831340661</text:p>
          </table:table-cell>
          <table:table-cell office:value-type="string" calcext:value-type="string">
            <text:p><text:span text:style-name="T1">Forsterbräu Meran</text:span></text:p>
          </table:table-cell>
          <table:table-cell table:number-columns-repeated="60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297402270" calcext:value-type="float">
            <text:p>1297402270</text:p>
          </table:table-cell>
          <table:table-cell office:value-type="string" calcext:value-type="string">
            <text:p><text:span text:style-name="T1">Therme Meran</text:span></text:p>
          </table:table-cell>
          <table:table-cell table:number-columns-repeated="60"/>
        </table:table-row>
        <table:table-row table:style-name="ro9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2755811424" calcext:value-type="float">
            <text:p>2755811424</text:p>
          </table:table-cell>
          <table:table-cell office:value-type="string" calcext:value-type="string">
            <text:p><text:span text:style-name="T1">Sigi’s Bar and Restaurant</text:span></text:p>
          </table:table-cell>
          <table:table-cell table:number-columns-repeated="60"/>
        </table:table-row>
        <table:table-row table:style-name="ro5"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831340674" calcext:value-type="float">
            <text:p>831340674</text:p>
          </table:table-cell>
          <table:table-cell office:value-type="string" calcext:value-type="string">
            <text:p><text:span text:style-name="T1">Bar Piccolo</text:span></text:p>
          </table:table-cell>
          <table:table-cell table:number-columns-repeated="60"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  <table:table-cell office:value-type="float" office:value="2301088436" calcext:value-type="float">
            <text:p>2301088436</text:p>
          </table:table-cell>
          <table:table-cell office:value-type="string" calcext:value-type="string">
            <text:p><text:span text:style-name="T1">Castel Flavon - Haselburg</text:span></text:p>
          </table:table-cell>
          <table:table-cell table:number-columns-repeated="60"/>
        </table:table-row>
        <table:table-row table:style-name="ro9"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0"/>
        </table:table-row>
        <table:table-row table:style-name="ro5"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34442351" calcext:value-type="float">
            <text:p>134442351</text:p>
          </table:table-cell>
          <table:table-cell office:value-type="string" calcext:value-type="string">
            <text:p><text:span text:style-name="T1">Parkhotel Laurin</text:span></text:p>
          </table:table-cell>
          <table:table-cell table:number-columns-repeated="60"/>
        </table:table-row>
        <table:table-row table:style-name="ro5"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0855612344" calcext:value-type="float">
            <text:p>10855612344</text:p>
          </table:table-cell>
          <table:table-cell office:value-type="string" calcext:value-type="string">
            <text:p><text:span text:style-name="T1">Living Room Cocktail Bar Laurin</text:span></text:p>
          </table:table-cell>
          <table:table-cell table:number-columns-repeated="60"/>
        </table:table-row>
        <table:table-row table:style-name="ro5"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float" office:value="11314101288" calcext:value-type="float">
            <text:p>11314101288</text:p>
          </table:table-cell>
          <table:table-cell office:value-type="string" calcext:value-type="string">
            <text:p><text:span text:style-name="T1">Bunker H</text:span></text:p>
          </table:table-cell>
          <table:table-cell table:number-columns-repeated="60"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  <table:table-cell office:value-type="float" office:value="500004622" calcext:value-type="float">
            <text:p>500004622</text:p>
          </table:table-cell>
          <table:table-cell office:value-type="string" calcext:value-type="string">
            <text:p><text:span text:style-name="T1">Batzenhäusl</text:span></text:p>
          </table:table-cell>
          <table:table-cell table:number-columns-repeated="60"/>
        </table:table-row>
        <table:table-row table:style-name="ro5"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4728979210" calcext:value-type="float">
            <text:p>4728979210</text:p>
          </table:table-cell>
          <table:table-cell office:value-type="string" calcext:value-type="string">
            <text:p><text:span text:style-name="T1">Museo Scienze Naturali - Naturmuseum</text:span></text:p>
          </table:table-cell>
          <table:table-cell table:number-columns-repeated="60"/>
        </table:table-row>
        <table:table-row table:style-name="ro9"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166706010" calcext:value-type="float">
            <text:p>166706010</text:p>
          </table:table-cell>
          <table:table-cell office:value-type="string" calcext:value-type="string">
            <text:p><text:span text:style-name="T1">Restaurant 1908, Renon</text:span></text:p>
          </table:table-cell>
          <table:table-cell table:number-columns-repeated="60"/>
        </table:table-row>
        <table:table-row table:style-name="ro9"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9235196671" calcext:value-type="float">
            <text:p>9235196671</text:p>
          </table:table-cell>
          <table:table-cell office:value-type="string" calcext:value-type="string">
            <text:p><text:span text:style-name="T1">Skybar, Renon</text:span></text:p>
          </table:table-cell>
          <table:table-cell table:number-columns-repeated="60"/>
        </table:table-row>
        <table:table-row table:style-name="ro5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842133008" calcext:value-type="float">
            <text:p>842133008</text:p>
          </table:table-cell>
          <table:table-cell office:value-type="string" calcext:value-type="string">
            <text:p><text:span text:style-name="T1">Adler Lodge Alpe</text:span></text:p>
          </table:table-cell>
          <table:table-cell table:number-columns-repeated="60"/>
        </table:table-row>
        <table:table-row table:style-name="ro9"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412821" calcext:value-type="float">
            <text:p>412821</text:p>
          </table:table-cell>
          <table:table-cell office:value-type="string" calcext:value-type="string">
            <text:p><text:span text:style-name="T1">Talvera Park</text:span></text:p>
          </table:table-cell>
          <table:table-cell table:number-columns-repeated="60"/>
        </table:table-row>
        <table:table-row table:style-name="ro9"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551646739" calcext:value-type="float">
            <text:p>551646739</text:p>
          </table:table-cell>
          <table:table-cell office:value-type="string" calcext:value-type="string">
            <text:p><text:span text:style-name="T1">Restaurant zur Kaiserkron</text:span></text:p>
          </table:table-cell>
          <table:table-cell table:number-columns-repeated="60"/>
        </table:table-row>
        <table:table-row table:style-name="ro9"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556364624" calcext:value-type="float">
            <text:p>556364624</text:p>
          </table:table-cell>
          <table:table-cell office:value-type="string" calcext:value-type="string">
            <text:p><text:span text:style-name="T1">Fischbänke</text:span></text:p>
          </table:table-cell>
          <table:table-cell table:number-columns-repeated="60"/>
        </table:table-row>
        <table:table-row table:style-name="ro9">
          <table:table-cell office:value-type="float" office:value="239" calcext:value-type="float">
            <text:p>239</text:p>
          </table:table-cell>
          <table:table-cell office:value-type="float" office:value="28" calcext:value-type="float">
            <text:p>28</text:p>
          </table:table-cell>
          <table:table-cell office:value-type="float" office:value="361227677" calcext:value-type="float">
            <text:p>361227677</text:p>
          </table:table-cell>
          <table:table-cell office:value-type="string" calcext:value-type="string">
            <text:p><text:span text:style-name="T1">Cinque Torri</text:span></text:p>
          </table:table-cell>
          <table:table-cell table:number-columns-repeated="60"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Secёda - Monte Seceda</text:span></text:p>
          </table:table-cell>
          <table:table-cell table:number-columns-repeated="60"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5"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5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5452009" calcext:value-type="float">
            <text:p>15452009</text:p>
          </table:table-cell>
          <table:table-cell office:value-type="string" calcext:value-type="string">
            <text:p><text:span text:style-name="T1">Lago di Fedaia - Lech de Fedaa</text:span></text:p>
          </table:table-cell>
          <table:table-cell table:number-columns-repeated="60"/>
        </table:table-row>
        <table:table-row table:style-name="ro5"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  <table:table-cell office:value-type="float" office:value="3686635068" calcext:value-type="float">
            <text:p>3686635068</text:p>
          </table:table-cell>
          <table:table-cell office:value-type="string" calcext:value-type="string">
            <text:p><text:span text:style-name="T1">Museum Ladin Ćiastel de Tor</text:span></text:p>
          </table:table-cell>
          <table:table-cell table:number-columns-repeated="60"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18608749" calcext:value-type="float">
            <text:p>118608749</text:p>
          </table:table-cell>
          <table:table-cell office:value-type="string" calcext:value-type="string">
            <text:p><text:span text:style-name="T1">St. Johann in Ranui - S. Giovanni in Ranui</text:span></text:p>
          </table:table-cell>
          <table:table-cell table:number-columns-repeated="60"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457032496" calcext:value-type="float">
            <text:p>457032496</text:p>
          </table:table-cell>
          <table:table-cell office:value-type="string" calcext:value-type="string">
            <text:p><text:span text:style-name="T1">Secёda - Monte Seceda</text:span></text:p>
          </table:table-cell>
          <table:table-cell table:number-columns-repeated="60"/>
        </table:table-row>
        <table:table-row table:style-name="ro9"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312683469" calcext:value-type="float">
            <text:p>312683469</text:p>
          </table:table-cell>
          <table:table-cell office:value-type="string" calcext:value-type="string">
            <text:p><text:span text:style-name="T1">Malga Ciapela Cable Car</text:span></text:p>
          </table:table-cell>
          <table:table-cell table:number-columns-repeated="60"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office:value-type="float" office:value="99343072" calcext:value-type="float">
            <text:p>99343072</text:p>
          </table:table-cell>
          <table:table-cell office:value-type="string" calcext:value-type="string">
            <text:p><text:span text:style-name="T1">Ra Valles - Cima Tofana</text:span></text:p>
          </table:table-cell>
          <table:table-cell table:number-columns-repeated="60"/>
        </table:table-row>
        <table:table-row table:style-name="ro9"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342950166" calcext:value-type="float">
            <text:p>342950166</text:p>
          </table:table-cell>
          <table:table-cell office:value-type="string" calcext:value-type="string">
            <text:p><text:span text:style-name="T1">Funivia Colle-Bolzano</text:span></text:p>
          </table:table-cell>
          <table:table-cell table:number-columns-repeated="60"/>
        </table:table-row>
        <table:table-row table:style-name="ro9"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239440322" calcext:value-type="float">
            <text:p>239440322</text:p>
          </table:table-cell>
          <table:table-cell office:value-type="string" calcext:value-type="string">
            <text:p><text:span text:style-name="T1">Piazza Walther</text:span></text:p>
          </table:table-cell>
          <table:table-cell table:number-columns-repeated="60"/>
        </table:table-row>
        <table:table-row table:style-name="ro9"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5"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9"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499993801" calcext:value-type="float">
            <text:p>499993801</text:p>
          </table:table-cell>
          <table:table-cell office:value-type="string" calcext:value-type="string">
            <text:p><text:span text:style-name="T1">Renon Cable Car</text:span></text:p>
          </table:table-cell>
          <table:table-cell table:number-columns-repeated="60"/>
        </table:table-row>
        <table:table-row table:style-name="ro9"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412821" calcext:value-type="float">
            <text:p>412821</text:p>
          </table:table-cell>
          <table:table-cell office:value-type="string" calcext:value-type="string">
            <text:p><text:span text:style-name="T1">Talvera Park</text:span></text:p>
          </table:table-cell>
          <table:table-cell table:number-columns-repeated="60"/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35586193" calcext:value-type="float">
            <text:p>235586193</text:p>
          </table:table-cell>
          <table:table-cell office:value-type="string" calcext:value-type="string">
            <text:p><text:span text:style-name="T1">Schloss Trauttmansdorff - Castel Trauttmansdorff</text:span></text:p>
          </table:table-cell>
          <table:table-cell table:number-columns-repeated="60"/>
        </table:table-row>
        <table:table-row table:style-name="ro9">
          <table:table-cell office:value-type="float" office:value="264" calcext:value-type="float">
            <text:p>264</text:p>
          </table:table-cell>
          <table:table-cell office:value-type="float" office:value="29" calcext:value-type="float">
            <text:p>29</text:p>
          </table:table-cell>
          <table:table-cell office:value-type="float" office:value="221492099" calcext:value-type="float">
            <text:p>221492099</text:p>
          </table:table-cell>
          <table:table-cell office:value-type="string" calcext:value-type="string">
            <text:p><text:span text:style-name="T1">Piazza delle Erbe</text:span></text:p>
          </table:table-cell>
          <table:table-cell table:number-columns-repeated="60"/>
        </table:table-row>
        <table:table-row table:style-name="ro5"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2518957272" calcext:value-type="float">
            <text:p>2518957272</text:p>
          </table:table-cell>
          <table:table-cell office:value-type="string" calcext:value-type="string">
            <text:p><text:span text:style-name="T1">Museo Mercantile - Merkantilmuseum</text:span></text:p>
          </table:table-cell>
          <table:table-cell table:number-columns-repeated="60"/>
        </table:table-row>
        <table:table-row table:style-name="ro9"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362253228" calcext:value-type="float">
            <text:p>362253228</text:p>
          </table:table-cell>
          <table:table-cell office:value-type="string" calcext:value-type="string">
            <text:p><text:span text:style-name="T1">Messner Mountain Museum Corones</text:span></text:p>
          </table:table-cell>
          <table:table-cell table:number-columns-repeated="60"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office:value-type="float" office:value="25188564" calcext:value-type="float">
            <text:p>25188564</text:p>
          </table:table-cell>
          <table:table-cell office:value-type="string" calcext:value-type="string">
            <text:p><text:span text:style-name="T1">Karer See - Lago di Carezza</text:span></text:p>
          </table:table-cell>
          <table:table-cell table:number-columns-repeated="60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27561299" calcext:value-type="float">
            <text:p>27561299</text:p>
          </table:table-cell>
          <table:table-cell office:value-type="string" calcext:value-type="string">
            <text:p><text:span text:style-name="T1">Duomo di Bolzano - Bozner Dom</text:span></text:p>
          </table:table-cell>
          <table:table-cell table:number-columns-repeated="60"/>
        </table:table-row>
        <table:table-row table:style-name="ro5"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office:value-type="float" office:value="164344748" calcext:value-type="float">
            <text:p>164344748</text:p>
          </table:table-cell>
          <table:table-cell office:value-type="string" calcext:value-type="string">
            <text:p><text:span text:style-name="T1">Chiesa dei Francescani - Franziskanerkirche</text:span></text:p>
          </table:table-cell>
          <table:table-cell table:number-columns-repeated="60"/>
        </table:table-row>
        <table:table-row table:style-name="ro5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77602813" calcext:value-type="float">
            <text:p>77602813</text:p>
          </table:table-cell>
          <table:table-cell office:value-type="string" calcext:value-type="string">
            <text:p><text:span text:style-name="T1">Chiesa dei Domenicani - Dominikanerkirche</text:span></text:p>
          </table:table-cell>
          <table:table-cell table:number-columns-repeated="60"/>
        </table:table-row>
        <table:table-row table:style-name="ro5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239127026" calcext:value-type="float">
            <text:p>239127026</text:p>
          </table:table-cell>
          <table:table-cell office:value-type="string" calcext:value-type="string">
            <text:p><text:span text:style-name="T1">Schloss Maretsch - Castel Mareccio</text:span></text:p>
          </table:table-cell>
          <table:table-cell table:number-columns-repeated="60"/>
        </table:table-row>
        <table:table-row table:style-name="ro9"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18932326" calcext:value-type="float">
            <text:p>218932326</text:p>
          </table:table-cell>
          <table:table-cell office:value-type="string" calcext:value-type="string">
            <text:p><text:span text:style-name="T1">Archeological Museum</text:span></text:p>
          </table:table-cell>
          <table:table-cell table:number-columns-repeated="60"/>
        </table:table-row>
        <table:table-row table:style-name="ro5">
          <table:table-cell office:value-type="float" office:value="273" calcext:value-type="float">
            <text:p>273</text:p>
          </table:table-cell>
          <table:table-cell office:value-type="float" office:value="31" calcext:value-type="float">
            <text:p>31</text:p>
          </table:table-cell>
          <table:table-cell office:value-type="float" office:value="69323571" calcext:value-type="float">
            <text:p>69323571</text:p>
          </table:table-cell>
          <table:table-cell office:value-type="string" calcext:value-type="string">
            <text:p><text:span text:style-name="T1">Kurhaus</text:span></text:p>
          </table:table-cell>
          <table:table-cell table:number-columns-repeated="60"/>
        </table:table-row>
        <table:table-row table:style-name="ro5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float" office:value="579971438" calcext:value-type="float">
            <text:p>579971438</text:p>
          </table:table-cell>
          <table:table-cell office:value-type="string" calcext:value-type="string">
            <text:p><text:span text:style-name="T1">Burg Reifenstein - Castel Tasso</text:span></text:p>
          </table:table-cell>
          <table:table-cell table:number-columns-repeated="60"/>
        </table:table-row>
        <table:table-row table:style-name="ro9">
          <table:table-cell office:value-type="float" office:value="275" calcext:value-type="float">
            <text:p>275</text:p>
          </table:table-cell>
          <table:table-cell office:value-type="float" office:value="31" calcext:value-type="float">
            <text:p>31</text:p>
          </table:table-cell>
          <table:table-cell office:value-type="float" office:value="12160592173" calcext:value-type="float">
            <text:p>12160592173</text:p>
          </table:table-cell>
          <table:table-cell office:value-type="string" calcext:value-type="string">
            <text:p><text:span text:style-name="T1">Rosskopf cable car, Vipiteno</text:span></text:p>
          </table:table-cell>
          <table:table-cell table:number-columns-repeated="60"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float" office:value="31" calcext:value-type="float">
            <text:p>31</text:p>
          </table:table-cell>
          <table:table-cell office:value-type="float" office:value="112513247" calcext:value-type="float">
            <text:p>112513247</text:p>
          </table:table-cell>
          <table:table-cell office:value-type="string" calcext:value-type="string">
            <text:p><text:span text:style-name="T1">Schloss Bruneck - Castello di Brunico</text:span></text:p>
          </table:table-cell>
          <table:table-cell table:number-columns-repeated="60"/>
        </table:table-row>
        <table:table-row table:style-name="ro5">
          <table:table-cell office:value-type="float" office:value="277" calcext:value-type="float">
            <text:p>277</text:p>
          </table:table-cell>
          <table:table-cell office:value-type="float" office:value="31" calcext:value-type="float">
            <text:p>31</text:p>
          </table:table-cell>
          <table:table-cell office:value-type="float" office:value="14119655" calcext:value-type="float">
            <text:p>14119655</text:p>
          </table:table-cell>
          <table:table-cell office:value-type="string" calcext:value-type="string">
            <text:p><text:span text:style-name="T1">Reschensee - Lago di Resia</text:span></text:p>
          </table:table-cell>
          <table:table-cell table:number-columns-repeated="60"/>
        </table:table-row>
        <table:table-row table:style-name="ro5">
          <table:table-cell office:value-type="float" office:value="278" calcext:value-type="float">
            <text:p>278</text:p>
          </table:table-cell>
          <table:table-cell office:value-type="float" office:value="31" calcext:value-type="float">
            <text:p>31</text:p>
          </table:table-cell>
          <table:table-cell office:value-type="float" office:value="14517899" calcext:value-type="float">
            <text:p>14517899</text:p>
          </table:table-cell>
          <table:table-cell office:value-type="string" calcext:value-type="string">
            <text:p><text:span text:style-name="T1">Pragser Wildsee - Lago di Braies</text:span></text:p>
          </table:table-cell>
          <table:table-cell table:number-columns-repeated="60"/>
        </table:table-row>
        <table:table-row table:style-name="ro9"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  <table:table-cell office:value-type="float" office:value="33094226" calcext:value-type="float">
            <text:p>33094226</text:p>
          </table:table-cell>
          <table:table-cell office:value-type="string" calcext:value-type="string">
            <text:p><text:span text:style-name="T1">Tyrol Castle, Merano</text:span></text:p>
          </table:table-cell>
          <table:table-cell table:number-columns-repeated="60"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221552585" calcext:value-type="float">
            <text:p>221552585</text:p>
          </table:table-cell>
          <table:table-cell office:value-type="string" calcext:value-type="string">
            <text:p><text:span text:style-name="T1">Castel Roncolo - Schloss Runkelstein</text:span></text:p>
          </table:table-cell>
          <table:table-cell table:number-columns-repeated="60"/>
        </table:table-row>
        <table:table-row table:style-name="ro5"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float" office:value="235586193" calcext:value-type="float">
            <text:p>235586193</text:p>
          </table:table-cell>
          <table:table-cell office:value-type="string" calcext:value-type="string">
            <text:p><text:span text:style-name="T1">Schloss Trauttmansdorff - Castel Trauttmansdorff</text:span></text:p>
          </table:table-cell>
          <table:table-cell table:number-columns-repeated="60"/>
        </table:table-row>
        <table:table-row table:style-name="ro9">
          <table:table-cell office:value-type="float" office:value="282" calcext:value-type="float">
            <text:p>282</text:p>
          </table:table-cell>
          <table:table-cell office:value-type="float" office:value="31" calcext:value-type="float">
            <text:p>31</text:p>
          </table:table-cell>
          <table:table-cell office:value-type="float" office:value="125147364" calcext:value-type="float">
            <text:p>125147364</text:p>
          </table:table-cell>
          <table:table-cell office:value-type="string" calcext:value-type="string">
            <text:p><text:span text:style-name="T1">Taufers Castle</text:span></text:p>
          </table:table-cell>
          <table:table-cell table:number-columns-repeated="60"/>
        </table:table-row>
        <table:table-row table:style-name="ro5"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float" office:value="59075540" calcext:value-type="float">
            <text:p>59075540</text:p>
          </table:table-cell>
          <table:table-cell office:value-type="string" calcext:value-type="string">
            <text:p><text:span text:style-name="T1">Schloss Schenna - Castello di Scena</text:span></text:p>
          </table:table-cell>
          <table:table-cell table:number-columns-repeated="60"/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float" office:value="31" calcext:value-type="float">
            <text:p>31</text:p>
          </table:table-cell>
          <table:table-cell office:value-type="float" office:value="164433883" calcext:value-type="float">
            <text:p>164433883</text:p>
          </table:table-cell>
          <table:table-cell office:value-type="string" calcext:value-type="string">
            <text:p><text:span text:style-name="T1">Prösels Castle</text:span></text:p>
          </table:table-cell>
          <table:table-cell table:number-columns-repeated="60"/>
        </table:table-row>
        <table:table-row table:style-name="ro5"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office:value-type="float" office:value="239127026" calcext:value-type="float">
            <text:p>239127026</text:p>
          </table:table-cell>
          <table:table-cell office:value-type="string" calcext:value-type="string">
            <text:p><text:span text:style-name="T1">Schloss Maretsch - Castel Mareccio</text:span></text:p>
          </table:table-cell>
          <table:table-cell table:number-columns-repeated="60"/>
        </table:table-row>
        <table:table-row table:style-name="ro5"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43029974" calcext:value-type="float">
            <text:p>43029974</text:p>
          </table:table-cell>
          <table:table-cell office:value-type="string" calcext:value-type="string">
            <text:p><text:span text:style-name="T1">Mühlbacher Klause - Chiusa di Rio Pusteria</text:span></text:p>
          </table:table-cell>
          <table:table-cell table:number-columns-repeated="60"/>
        </table:table-row>
        <table:table-row table:style-name="ro5"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559993374" calcext:value-type="float">
            <text:p>559993374</text:p>
          </table:table-cell>
          <table:table-cell office:value-type="string" calcext:value-type="string">
            <text:p><text:span text:style-name="T1">Ruine Lichtenberg - Castel Montechiaro</text:span></text:p>
          </table:table-cell>
          <table:table-cell table:number-columns-repeated="60"/>
        </table:table-row>
        <table:table-row table:style-name="ro9"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 office:value-type="float" office:value="51679253" calcext:value-type="float">
            <text:p>51679253</text:p>
          </table:table-cell>
          <table:table-cell office:value-type="string" calcext:value-type="string">
            <text:p><text:span text:style-name="T1">Neuhaus Maultasch</text:span></text:p>
          </table:table-cell>
          <table:table-cell table:number-columns-repeated="60"/>
        </table:table-row>
        <table:table-row table:style-name="ro9">
          <table:table-cell office:value-type="float" office:value="289" calcext:value-type="float">
            <text:p>289</text:p>
          </table:table-cell>
          <table:table-cell office:value-type="float" office:value="31" calcext:value-type="float">
            <text:p>31</text:p>
          </table:table-cell>
          <table:table-cell office:value-type="float" office:value="734956527" calcext:value-type="float">
            <text:p>734956527</text:p>
          </table:table-cell>
          <table:table-cell office:value-type="string" calcext:value-type="string">
            <text:p><text:span text:style-name="T1">Untermontani</text:span></text:p>
          </table:table-cell>
          <table:table-cell table:number-columns-repeated="60"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4421947" calcext:value-type="float">
            <text:p>4421947</text:p>
          </table:table-cell>
          <table:table-cell office:value-type="string" calcext:value-type="string">
            <text:p><text:span text:style-name="T1">Schloss Boymont - Castel Boymont</text:span></text:p>
          </table:table-cell>
          <table:table-cell table:number-columns-repeated="60"/>
        </table:table-row>
        <table:table-row table:style-name="ro5"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  <table:table-cell office:value-type="float" office:value="1297402270" calcext:value-type="float">
            <text:p>1297402270</text:p>
          </table:table-cell>
          <table:table-cell office:value-type="string" calcext:value-type="string">
            <text:p><text:span text:style-name="T1">Therme Meran</text:span></text:p>
          </table:table-cell>
          <table:table-cell table:number-columns-repeated="60"/>
        </table:table-row>
        <table:table-row table:style-name="ro5">
          <table:table-cell office:value-type="float" office:value="292" calcext:value-type="float">
            <text:p>292</text:p>
          </table:table-cell>
          <table:table-cell office:value-type="float" office:value="31" calcext:value-type="float">
            <text:p>31</text:p>
          </table:table-cell>
          <table:table-cell office:value-type="float" office:value="8441264653" calcext:value-type="float">
            <text:p>8441264653</text:p>
          </table:table-cell>
          <table:table-cell office:value-type="string" calcext:value-type="string">
            <text:p><text:span text:style-name="T1">Parco avventura Dobbiaco</text:span></text:p>
          </table:table-cell>
          <table:table-cell table:number-columns-repeated="60"/>
        </table:table-row>
        <table:table-row table:style-name="ro9"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299856749" calcext:value-type="float">
            <text:p>299856749</text:p>
          </table:table-cell>
          <table:table-cell office:value-type="string" calcext:value-type="string">
            <text:p><text:span text:style-name="T1">Skytrek</text:span></text:p>
          </table:table-cell>
          <table:table-cell table:number-columns-repeated="60"/>
        </table:table-row>
        <table:table-row table:style-name="ro9">
          <table:table-cell office:value-type="float" office:value="294" calcext:value-type="float">
            <text:p>294</text:p>
          </table:table-cell>
          <table:table-cell office:value-type="float" office:value="31" calcext:value-type="float">
            <text:p>31</text:p>
          </table:table-cell>
          <table:table-cell office:value-type="float" office:value="167238823" calcext:value-type="float">
            <text:p>167238823</text:p>
          </table:table-cell>
          <table:table-cell office:value-type="string" calcext:value-type="string">
            <text:p><text:span text:style-name="T1">Col de Flam adventrue park</text:span></text:p>
          </table:table-cell>
          <table:table-cell table:number-columns-repeated="60"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float" office:value="31" calcext:value-type="float">
            <text:p>31</text:p>
          </table:table-cell>
          <table:table-cell office:value-type="float" office:value="2403497008" calcext:value-type="float">
            <text:p>2403497008</text:p>
          </table:table-cell>
          <table:table-cell office:value-type="string" calcext:value-type="string">
            <text:p><text:span text:style-name="T1">Hochseilgarten Kaltern - Parco Avventura Caldaro</text:span></text:p>
          </table:table-cell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__Anonymous_Sheet_DB__1" table:base-cell-address="$OSMReconciliation.$A$1" table:cell-range-address="OSMReconciliation.A1:OSMReconciliation.A29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18T20:22:49.282271856</dc:date>
    <meta:editing-duration>PT3M56S</meta:editing-duration>
    <meta:editing-cycles>1</meta:editing-cycles>
    <meta:document-statistic meta:table-count="4" meta:cell-count="2114" meta:object-count="0"/>
  </office:meta>
</office:document-meta>
</file>